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2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olumn52" style:family="table-column">
      <style:table-column-properties style:column-width="1.0416in" style:use-optimal-column-width="false"/>
    </style:style>
    <style:style style:name="TableColumn53" style:family="table-column">
      <style:table-column-properties style:column-width="5.6513in" style:use-optimal-column-width="false"/>
    </style:style>
    <style:style style:name="Table51" style:family="table">
      <style:table-properties style:width="6.693in" fo:margin-left="-0.0125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Column75" style:family="table-column">
      <style:table-column-properties style:column-width="3.3458in" style:use-optimal-column-width="false"/>
    </style:style>
    <style:style style:name="TableColumn76" style:family="table-column">
      <style:table-column-properties style:column-width="3.3472in" style:use-optimal-column-width="false"/>
    </style:style>
    <style:style style:name="Table74" style:family="table">
      <style:table-properties style:width="6.693in" fo:margin-left="-0.009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145in" style:use-optimal-column-width="false"/>
    </style:style>
    <style:style style:name="TableColumn109" style:family="table-column">
      <style:table-column-properties style:column-width="5.602in" style:use-optimal-column-width="false"/>
    </style:style>
    <style:style style:name="Table107" style:family="table">
      <style:table-properties style:width="6.616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P116" style:parent-style-name="TableContents" style:family="paragraph">
      <style:text-properties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0" style:family="table-column">
      <style:table-column-properties style:column-width="1.0256in" style:use-optimal-column-width="false"/>
    </style:style>
    <style:style style:name="TableColumn121" style:family="table-column">
      <style:table-column-properties style:column-width="5.5909in" style:use-optimal-column-width="false"/>
    </style:style>
    <style:style style:name="Table119" style:family="table">
      <style:table-properties style:width="6.6166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1" style:family="paragraph">
      <style:text-properties fo:font-size="8pt" style:font-size-asian="8pt" style:font-size-complex="8pt"/>
    </style:style>
    <style:style style:name="P127" style:parent-style-name="TableContents" style:list-style-name="LFO1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2" style:family="table-column">
      <style:table-column-properties style:column-width="1.0361in" style:use-optimal-column-width="false"/>
    </style:style>
    <style:style style:name="TableColumn133" style:family="table-column">
      <style:table-column-properties style:column-width="5.5861in" style:use-optimal-column-width="false"/>
    </style:style>
    <style:style style:name="Table131" style:family="table">
      <style:table-properties style:width="6.6222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8pt" style:font-size-asian="8pt" style:font-size-complex="8pt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list-style-name="LFO2" style:family="paragraph">
      <style:text-properties fo:font-size="8pt" style:font-size-asian="8pt" style:font-size-complex="8pt"/>
    </style:style>
    <style:style style:name="P141" style:parent-style-name="TableContents" style:list-style-name="LFO2" style:family="paragraph">
      <style:text-properties fo:font-size="8pt" style:font-size-asian="8pt" style:font-size-complex="8pt"/>
    </style:style>
    <style:style style:name="P142" style:parent-style-name="TableContents" style:list-style-name="LFO2" style:family="paragraph">
      <style:text-properties fo:font-size="8pt" style:font-size-asian="8pt" style:font-size-complex="8pt"/>
    </style:style>
    <style:style style:name="P143" style:parent-style-name="TableContents" style:list-style-name="LFO2" style:family="paragraph">
      <style:text-properties fo:font-size="8pt" style:font-size-asian="8pt" style:font-size-complex="8pt"/>
    </style:style>
    <style:style style:name="P144" style:parent-style-name="TableContents" style:list-style-name="LFO2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P147" style:parent-style-name="TableContents" style:list-style-name="LFO3" style:family="paragraph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P149" style:parent-style-name="TableContents" style:list-style-name="LFO3" style:family="paragraph">
      <style:text-properties fo:font-size="8pt" style:font-size-asian="8pt" style:font-size-complex="8pt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P151" style:parent-style-name="TableContents" style:list-style-name="LFO3" style:family="paragraph">
      <style:text-properties fo:font-size="8pt" style:font-size-asian="8pt" style:font-size-complex="8pt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P153" style:parent-style-name="TableContents" style:list-style-name="LFO3" style:family="paragraph">
      <style:text-properties fo:font-size="8pt" style:font-size-asian="8pt" style:font-size-complex="8pt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list-style-name="LFO3" style:family="paragraph">
      <style:text-properties fo:font-size="8pt" style:font-size-asian="8pt" style:font-size-complex="8pt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P157" style:parent-style-name="TableContents" style:list-style-name="LFO3" style:family="paragraph">
      <style:text-properties fo:font-size="8pt" style:font-size-asian="8pt" style:font-size-complex="8pt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3" style:family="paragraph">
      <style:text-properties fo:font-size="8pt" style:font-size-asian="8pt" style:font-size-complex="8pt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P161" style:parent-style-name="TableContents" style:list-style-name="LFO3" style:family="paragraph">
      <style:text-properties fo:font-size="8pt" style:font-size-asian="8pt" style:font-size-complex="8pt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P163" style:parent-style-name="TableContents" style:list-style-name="LFO3" style:family="paragraph">
      <style:text-properties fo:font-size="8pt" style:font-size-asian="8pt" style:font-size-complex="8pt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P165" style:parent-style-name="TableContents" style:list-style-name="LFO3" style:family="paragraph">
      <style:text-properties fo:font-size="8pt" style:font-size-asian="8pt" style:font-size-complex="8pt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P167" style:parent-style-name="TableContents" style:list-style-name="LFO3" style:family="paragraph">
      <style:text-properties fo:font-size="8pt" style:font-size-asian="8pt" style:font-size-complex="8pt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3" style:family="paragraph">
      <style:text-properties fo:font-size="8pt" style:font-size-asian="8pt" style:font-size-complex="8pt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3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P173" style:parent-style-name="TableContents" style:list-style-name="LFO3" style:family="paragraph">
      <style:text-properties fo:font-size="8pt" style:font-size-asian="8pt" style:font-size-complex="8pt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P175" style:parent-style-name="TableContents" style:list-style-name="LFO3" style:family="paragraph">
      <style:text-properties fo:font-size="8pt" style:font-size-asian="8pt" style:font-size-complex="8pt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P177" style:parent-style-name="TableContents" style:list-style-name="LFO3" style:family="paragraph"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3" style:family="paragraph">
      <style:text-properties fo:font-size="8pt" style:font-size-asian="8pt" style:font-size-complex="8pt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3" style:family="paragraph">
      <style:text-properties fo:font-size="8pt" style:font-size-asian="8pt" style:font-size-complex="8pt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list-style-name="LFO3" style:family="paragraph">
      <style:text-properties fo:font-size="8pt" style:font-size-asian="8pt" style:font-size-complex="8pt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P185" style:parent-style-name="TableContents" style:list-style-name="LFO3" style:family="paragraph">
      <style:text-properties fo:font-size="8pt" style:font-size-asian="8pt" style:font-size-complex="8pt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P187" style:parent-style-name="TableContents" style:list-style-name="LFO3" style:family="paragraph">
      <style:text-properties fo:font-size="8pt" style:font-size-asian="8pt" style:font-size-complex="8pt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P189" style:parent-style-name="TableContents" style:list-style-name="LFO3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list-style-name="LFO3" style:family="paragraph">
      <style:text-properties fo:font-size="8pt" style:font-size-asian="8pt" style:font-size-complex="8pt"/>
    </style:style>
    <style:style style:name="P192" style:parent-style-name="TableContents" style:family="paragraph">
      <style:text-properties fo:font-size="8pt" style:font-size-asian="8pt" style:font-size-complex="8pt"/>
    </style:style>
    <style:style style:name="P193" style:parent-style-name="TableContents" style:list-style-name="LFO3" style:family="paragraph">
      <style:text-properties fo:font-size="8pt" style:font-size-asian="8pt" style:font-size-complex="8pt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P195" style:parent-style-name="TableContents" style:list-style-name="LFO3" style:family="paragraph">
      <style:text-properties fo:font-size="8pt" style:font-size-asian="8pt" style:font-size-complex="8pt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6" style:family="table-column">
      <style:table-column-properties style:column-width="3.3048in" style:use-optimal-column-width="false"/>
    </style:style>
    <style:style style:name="TableColumn207" style:family="table-column">
      <style:table-column-properties style:column-width="3.3048in" style:use-optimal-column-width="false"/>
    </style:style>
    <style:style style:name="Table205" style:family="table">
      <style:table-properties style:width="6.6097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list-style-name="LFO4" style:family="paragraph">
      <style:text-properties fo:font-size="8pt" style:font-size-asian="8pt" style:font-size-complex="8pt"/>
    </style:style>
    <style:style style:name="P239" style:parent-style-name="TableContents" style:list-style-name="LFO4" style:family="paragraph">
      <style:text-properties fo:font-size="8pt" style:font-size-asian="8pt" style:font-size-complex="8pt"/>
    </style:style>
    <style:style style:name="P240" style:parent-style-name="TableContents" style:list-style-name="LFO4" style:family="paragraph">
      <style:text-properties fo:font-size="8pt" style:font-size-asian="8pt" style:font-size-complex="8pt"/>
    </style:style>
    <style:style style:name="P241" style:parent-style-name="TableContents" style:list-style-name="LFO4" style:family="paragraph">
      <style:text-properties fo:font-size="8pt" style:font-size-asian="8pt" style:font-size-complex="8pt"/>
    </style:style>
    <style:style style:name="P242" style:parent-style-name="TableContents" style:list-style-name="LFO4" style:family="paragraph">
      <style:text-properties fo:font-size="8pt" style:font-size-asian="8pt" style:font-size-complex="8pt"/>
    </style:style>
    <style:style style:name="P243" style:parent-style-name="TableContents" style:list-style-name="LFO4" style:family="paragraph">
      <style:text-properties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ableContents" style:family="paragraph">
      <style:text-properties fo:font-size="8pt" style:font-size-asian="8pt" style:font-size-complex="8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8" style:parent-style-name="TableContents" style:list-style-name="LFO5" style:family="paragraph">
      <style:text-properties fo:font-size="8pt" style:font-size-asian="8pt" style:font-size-complex="8pt"/>
    </style:style>
    <style:style style:name="P289" style:parent-style-name="TableContents" style:list-style-name="LFO5" style:family="paragraph">
      <style:text-properties fo:font-size="8pt" style:font-size-asian="8pt" style:font-size-complex="8pt"/>
    </style:style>
    <style:style style:name="P290" style:parent-style-name="TableContents" style:list-style-name="LFO5" style:family="paragraph">
      <style:text-properties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ableContents" style:family="paragraph">
      <style:text-properties fo:font-size="8pt" style:font-size-asian="8pt" style:font-size-complex="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300" style:parent-style-name="Fuentedepárrafopredeter." style:family="text">
      <style:text-properties fo:font-size="8pt" style:font-size-asian="8pt" style:font-size-complex="8pt"/>
    </style:style>
    <style:style style:name="T301" style:parent-style-name="Fuentedepárrafopredeter." style:family="text">
      <style:text-properties fo:font-size="8pt" style:font-size-asian="8pt" style:font-size-complex="8pt"/>
    </style:style>
    <style:style style:name="T302" style:parent-style-name="Fuentedepárrafopredeter." style:family="text">
      <style:text-properties fo:font-size="8pt" style:font-size-asian="8pt" style:font-size-complex="8pt" fo:background-color="#FFFF00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ableContents" style:family="paragraph"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text-properties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TableContents" style:family="paragraph">
      <style:text-properties fo:font-size="8pt" style:font-size-asian="8pt" style:font-size-complex="8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ableContents" style:family="paragraph">
      <style:text-properties fo:font-size="8pt" style:font-size-asian="8pt" style:font-size-complex="8pt"/>
    </style:style>
    <style:style style:name="P3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5" style:family="table-column">
      <style:table-column-properties style:column-width="3.3048in" style:use-optimal-column-width="false"/>
    </style:style>
    <style:style style:name="TableColumn326" style:family="table-column">
      <style:table-column-properties style:column-width="3.3048in" style:use-optimal-column-width="false"/>
    </style:style>
    <style:style style:name="Table324" style:family="table">
      <style:table-properties style:width="6.6097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30" style:parent-style-name="TableContents" style:family="paragraph"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text-properties fo:font-size="8pt" style:font-size-asian="8pt" style:font-size-complex="8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text-properties fo:font-size="8pt" style:font-size-asian="8pt" style:font-size-complex="8pt"/>
    </style:style>
    <style:style style:name="P3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5" style:family="table-column">
      <style:table-column-properties style:column-width="3.3048in" style:use-optimal-column-width="false"/>
    </style:style>
    <style:style style:name="TableColumn346" style:family="table-column">
      <style:table-column-properties style:column-width="3.3048in" style:use-optimal-column-width="false"/>
    </style:style>
    <style:style style:name="Table344" style:family="table">
      <style:table-properties style:width="6.6097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ableContents" style:family="paragraph">
      <style:text-properties fo:font-size="8pt" style:font-size-asian="8pt" style:font-size-complex="8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ableContents" style:family="paragraph">
      <style:text-properties fo:font-size="8pt" style:font-size-asian="8pt" style:font-size-complex="8pt"/>
    </style:style>
    <style:style style:name="P3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4" style:family="table-column">
      <style:table-column-properties style:column-width="3.3048in" style:use-optimal-column-width="false"/>
    </style:style>
    <style:style style:name="TableColumn365" style:family="table-column">
      <style:table-column-properties style:column-width="3.3048in" style:use-optimal-column-width="false"/>
    </style:style>
    <style:style style:name="Table363" style:family="table">
      <style:table-properties style:width="6.6097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TableContents" style:family="paragraph">
      <style:text-properties fo:font-size="8pt" style:font-size-asian="8pt" style:font-size-complex="8pt"/>
    </style:style>
    <style:style style:name="P3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8" style:family="table-column">
      <style:table-column-properties style:column-width="3.3048in" style:use-optimal-column-width="false"/>
    </style:style>
    <style:style style:name="TableColumn379" style:family="table-column">
      <style:table-column-properties style:column-width="3.3048in" style:use-optimal-column-width="false"/>
    </style:style>
    <style:style style:name="Table377" style:family="table">
      <style:table-properties style:width="6.6097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ableContents" style:family="paragraph">
      <style:text-properties fo:font-size="8pt" style:font-size-asian="8pt" style:font-size-complex="8pt"/>
    </style:style>
    <style:style style:name="P3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2" style:family="table-column">
      <style:table-column-properties style:column-width="3.3048in" style:use-optimal-column-width="false"/>
    </style:style>
    <style:style style:name="TableColumn393" style:family="table-column">
      <style:table-column-properties style:column-width="3.3048in" style:use-optimal-column-width="false"/>
    </style:style>
    <style:style style:name="Table391" style:family="table">
      <style:table-properties style:width="6.6097in" fo:margin-left="0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ableContents" style:family="paragraph">
      <style:text-properties fo:font-size="8pt" style:font-size-asian="8pt" style:font-size-complex="8pt"/>
    </style:style>
    <style:style style:name="P401" style:parent-style-name="TableContents" style:list-style-name="LFO6" style:family="paragraph">
      <style:text-properties fo:font-size="8pt" style:font-size-asian="8pt" style:font-size-complex="8pt"/>
    </style:style>
    <style:style style:name="P402" style:parent-style-name="TableContents" style:list-style-name="LFO6" style:family="paragraph">
      <style:text-properties fo:font-size="8pt" style:font-size-asian="8pt" style:font-size-complex="8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9" style:family="table-column">
      <style:table-column-properties style:column-width="3.3048in" style:use-optimal-column-width="false"/>
    </style:style>
    <style:style style:name="TableColumn410" style:family="table-column">
      <style:table-column-properties style:column-width="3.3048in" style:use-optimal-column-width="false"/>
    </style:style>
    <style:style style:name="Table408" style:family="table">
      <style:table-properties style:width="6.6097in" fo:margin-left="0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TableContents" style:family="paragraph">
      <style:text-properties fo:font-size="8pt" style:font-size-asian="8pt" style:font-size-complex="8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TableContents" style:family="paragraph">
      <style:text-properties fo:font-size="8pt" style:font-size-asian="8pt" style:font-size-complex="8pt"/>
    </style:style>
    <style:style style:name="P4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8" style:family="table-column">
      <style:table-column-properties style:column-width="3.3048in" style:use-optimal-column-width="false"/>
    </style:style>
    <style:style style:name="TableColumn429" style:family="table-column">
      <style:table-column-properties style:column-width="3.3048in" style:use-optimal-column-width="false"/>
    </style:style>
    <style:style style:name="Table427" style:family="table">
      <style:table-properties style:width="6.6097in" fo:margin-left="0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text-properties fo:font-size="8pt" style:font-size-asian="8pt" style:font-size-complex="8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ableContents" style:family="paragraph">
      <style:text-properties fo:font-size="8pt" style:font-size-asian="8pt" style:font-size-complex="8pt"/>
    </style:style>
    <style:style style:name="P4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7" style:family="table-column">
      <style:table-column-properties style:column-width="3.3048in" style:use-optimal-column-width="false"/>
    </style:style>
    <style:style style:name="TableColumn448" style:family="table-column">
      <style:table-column-properties style:column-width="3.3048in" style:use-optimal-column-width="false"/>
    </style:style>
    <style:style style:name="Table446" style:family="table">
      <style:table-properties style:width="6.6097in" fo:margin-left="0in" table:align="lef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ableContents" style:family="paragraph">
      <style:text-properties fo:font-size="8pt" style:font-size-asian="8pt" style:font-size-complex="8pt"/>
    </style:style>
    <style:style style:name="P4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61" style:family="table-column">
      <style:table-column-properties style:column-width="3.3048in" style:use-optimal-column-width="false"/>
    </style:style>
    <style:style style:name="TableColumn462" style:family="table-column">
      <style:table-column-properties style:column-width="3.3048in" style:use-optimal-column-width="false"/>
    </style:style>
    <style:style style:name="Table460" style:family="table">
      <style:table-properties style:width="6.6097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ableContents" style:family="paragraph">
      <style:text-properties fo:font-size="8pt" style:font-size-asian="8pt" style:font-size-complex="8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TableContents" style:family="paragraph">
      <style:text-properties fo:font-size="8pt" style:font-size-asian="8pt" style:font-size-complex="8pt"/>
    </style:style>
    <style:style style:name="P4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1" style:family="table-column">
      <style:table-column-properties style:column-width="3.3048in" style:use-optimal-column-width="false"/>
    </style:style>
    <style:style style:name="TableColumn482" style:family="table-column">
      <style:table-column-properties style:column-width="3.3048in" style:use-optimal-column-width="false"/>
    </style:style>
    <style:style style:name="Table480" style:family="table">
      <style:table-properties style:width="6.6097in" fo:margin-left="0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ableContents" style:family="paragraph">
      <style:text-properties fo:font-size="8pt" style:font-size-asian="8pt" style:font-size-complex="8pt"/>
    </style:style>
    <style:style style:name="P4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5" style:family="table-column">
      <style:table-column-properties style:column-width="3.3048in" style:use-optimal-column-width="false"/>
    </style:style>
    <style:style style:name="TableColumn496" style:family="table-column">
      <style:table-column-properties style:column-width="3.3048in" style:use-optimal-column-width="false"/>
    </style:style>
    <style:style style:name="Table494" style:family="table">
      <style:table-properties style:width="6.6097in" fo:margin-left="0in" table:align="lef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ableContents" style:family="paragraph">
      <style:text-properties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ableContents" style:family="paragraph">
      <style:text-properties fo:font-size="8pt" style:font-size-asian="8pt" style:font-size-complex="8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ableContents" style:family="paragraph">
      <style:text-properties fo:font-size="8pt" style:font-size-asian="8pt" style:font-size-complex="8pt"/>
    </style:style>
    <style:style style:name="P5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14" style:family="table-column">
      <style:table-column-properties style:column-width="3.3048in" style:use-optimal-column-width="false"/>
    </style:style>
    <style:style style:name="TableColumn515" style:family="table-column">
      <style:table-column-properties style:column-width="3.3048in" style:use-optimal-column-width="false"/>
    </style:style>
    <style:style style:name="Table513" style:family="table">
      <style:table-properties style:width="6.6097in" fo:margin-left="0in" table:align="lef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text-properties fo:font-size="8pt" style:font-size-asian="8pt" style:font-size-complex="8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ableContents" style:family="paragraph">
      <style:text-properties fo:font-size="8pt" style:font-size-asian="8pt" style:font-size-complex="8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ableContents" style:family="paragraph">
      <style:text-properties fo:font-size="8pt" style:font-size-asian="8pt" style:font-size-complex="8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ableContents" style:family="paragraph">
      <style:text-properties fo:font-size="8pt" style:font-size-asian="8pt" style:font-size-complex="8pt"/>
    </style:style>
    <style:style style:name="P5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9" style:family="table-column">
      <style:table-column-properties style:column-width="3.3048in" style:use-optimal-column-width="false"/>
    </style:style>
    <style:style style:name="TableColumn540" style:family="table-column">
      <style:table-column-properties style:column-width="3.3048in" style:use-optimal-column-width="false"/>
    </style:style>
    <style:style style:name="Table538" style:family="table">
      <style:table-properties style:width="6.6097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text-properties fo:font-size="8pt" style:font-size-asian="8pt" style:font-size-complex="8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ableContents" style:family="paragraph">
      <style:text-properties fo:font-size="8pt" style:font-size-asian="8pt" style:font-size-complex="8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ableContents" style:family="paragraph">
      <style:text-properties fo:font-size="8pt" style:font-size-asian="8pt" style:font-size-complex="8pt"/>
    </style:style>
    <style:style style:name="P5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3" style:family="table-column">
      <style:table-column-properties style:column-width="3.3048in" style:use-optimal-column-width="false"/>
    </style:style>
    <style:style style:name="TableColumn564" style:family="table-column">
      <style:table-column-properties style:column-width="3.3048in" style:use-optimal-column-width="false"/>
    </style:style>
    <style:style style:name="Table562" style:family="table">
      <style:table-properties style:width="6.6097in" fo:margin-left="0in" table:align="lef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ableContents" style:family="paragraph">
      <style:text-properties fo:font-size="8pt" style:font-size-asian="8pt" style:font-size-complex="8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7" style:family="table-column">
      <style:table-column-properties style:column-width="3.3048in" style:use-optimal-column-width="false"/>
    </style:style>
    <style:style style:name="TableColumn578" style:family="table-column">
      <style:table-column-properties style:column-width="3.3048in" style:use-optimal-column-width="false"/>
    </style:style>
    <style:style style:name="Table576" style:family="table">
      <style:table-properties style:width="6.6097in" fo:margin-left="0in" table:align="lef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text-properties fo:font-size="8pt" style:font-size-asian="8pt" style:font-size-complex="8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Contents" style:family="paragraph">
      <style:text-properties fo:font-size="8pt" style:font-size-asian="8pt" style:font-size-complex="8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ableContents" style:family="paragraph">
      <style:text-properties fo:font-size="8pt" style:font-size-asian="8pt" style:font-size-complex="8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ableContents" style:family="paragraph">
      <style:text-properties fo:font-size="8pt" style:font-size-asian="8pt" style:font-size-complex="8pt"/>
    </style:style>
    <style:style style:name="P5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7" style:family="table-column">
      <style:table-column-properties style:column-width="3.3048in" style:use-optimal-column-width="false"/>
    </style:style>
    <style:style style:name="TableColumn608" style:family="table-column">
      <style:table-column-properties style:column-width="3.3048in" style:use-optimal-column-width="false"/>
    </style:style>
    <style:style style:name="Table606" style:family="table">
      <style:table-properties style:width="6.6097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ableContents" style:family="paragraph">
      <style:text-properties fo:font-size="8pt" style:font-size-asian="8pt" style:font-size-complex="8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TableContents" style:family="paragraph">
      <style:text-properties fo:font-size="8pt" style:font-size-asian="8pt" style:font-size-complex="8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ableContents" style:family="paragraph">
      <style:text-properties fo:font-size="8pt" style:font-size-asian="8pt" style:font-size-complex="8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TableContents" style:family="paragraph">
      <style:text-properties fo:font-size="8pt" style:font-size-asian="8pt" style:font-size-complex="8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TableContents" style:family="paragraph">
      <style:text-properties fo:font-size="8pt" style:font-size-asian="8pt" style:font-size-complex="8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TableContents" style:family="paragraph">
      <style:text-properties fo:font-size="8pt" style:font-size-asian="8pt" style:font-size-complex="8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TableContents" style:family="paragraph">
      <style:text-properties fo:font-size="8pt" style:font-size-asian="8pt" style:font-size-complex="8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TableContents" style:family="paragraph">
      <style:text-properties fo:font-size="8pt" style:font-size-asian="8pt" style:font-size-complex="8pt"/>
    </style:style>
    <style:style style:name="P6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36" style:family="table-column">
      <style:table-column-properties style:column-width="3.3048in" style:use-optimal-column-width="false"/>
    </style:style>
    <style:style style:name="TableColumn637" style:family="table-column">
      <style:table-column-properties style:column-width="3.3048in" style:use-optimal-column-width="false"/>
    </style:style>
    <style:style style:name="Table635" style:family="table">
      <style:table-properties style:width="6.6097in" fo:margin-left="0in" table:align="lef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TableContents" style:family="paragraph">
      <style:text-properties fo:font-size="8pt" style:font-size-asian="8pt" style:font-size-complex="8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TableContents" style:family="paragraph">
      <style:text-properties fo:font-size="8pt" style:font-size-asian="8pt" style:font-size-complex="8p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Contents" style:family="paragraph">
      <style:text-properties fo:font-size="8pt" style:font-size-asian="8pt" style:font-size-complex="8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TableContents" style:family="paragraph">
      <style:text-properties fo:font-size="8pt" style:font-size-asian="8pt" style:font-size-complex="8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TableContents" style:family="paragraph">
      <style:text-properties fo:font-size="8pt" style:font-size-asian="8pt" style:font-size-complex="8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TableContents" style:family="paragraph">
      <style:text-properties fo:font-size="8pt" style:font-size-asian="8pt" style:font-size-complex="8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TableContents" style:family="paragraph">
      <style:text-properties fo:font-size="8pt" style:font-size-asian="8pt" style:font-size-complex="8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TableContents" style:family="paragraph">
      <style:text-properties fo:font-size="8pt" style:font-size-asian="8pt" style:font-size-complex="8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TableContents" style:family="paragraph">
      <style:text-properties fo:font-size="8pt" style:font-size-asian="8pt" style:font-size-complex="8pt"/>
    </style:style>
    <style:style style:name="P6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75" style:family="table-column">
      <style:table-column-properties style:column-width="3.3048in" style:use-optimal-column-width="false"/>
    </style:style>
    <style:style style:name="TableColumn676" style:family="table-column">
      <style:table-column-properties style:column-width="3.3048in" style:use-optimal-column-width="false"/>
    </style:style>
    <style:style style:name="Table674" style:family="table">
      <style:table-properties style:width="6.6097in" fo:margin-left="0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TableContents" style:family="paragraph">
      <style:text-properties fo:font-size="8pt" style:font-size-asian="8pt" style:font-size-complex="8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TableContents" style:family="paragraph">
      <style:text-properties fo:font-size="8pt" style:font-size-asian="8pt" style:font-size-complex="8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TableContents" style:family="paragraph">
      <style:text-properties fo:font-size="8pt" style:font-size-asian="8pt" style:font-size-complex="8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TableContents" style:family="paragraph">
      <style:text-properties fo:font-size="8pt" style:font-size-asian="8pt" style:font-size-complex="8pt"/>
    </style:style>
    <style:style style:name="P6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4" style:family="table-column">
      <style:table-column-properties style:column-width="3.3048in" style:use-optimal-column-width="false"/>
    </style:style>
    <style:style style:name="TableColumn695" style:family="table-column">
      <style:table-column-properties style:column-width="3.3048in" style:use-optimal-column-width="false"/>
    </style:style>
    <style:style style:name="Table693" style:family="table">
      <style:table-properties style:width="6.6097in" fo:margin-left="0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TableContents" style:family="paragraph">
      <style:text-properties fo:font-size="8pt" style:font-size-asian="8pt" style:font-size-complex="8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TableContents" style:family="paragraph">
      <style:text-properties fo:font-size="8pt" style:font-size-asian="8pt" style:font-size-complex="8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TableContents" style:family="paragraph">
      <style:text-properties fo:font-size="8pt" style:font-size-asian="8pt" style:font-size-complex="8pt"/>
    </style:style>
    <style:style style:name="P7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13" style:family="table-column">
      <style:table-column-properties style:column-width="3.3048in" style:use-optimal-column-width="false"/>
    </style:style>
    <style:style style:name="TableColumn714" style:family="table-column">
      <style:table-column-properties style:column-width="3.3048in" style:use-optimal-column-width="false"/>
    </style:style>
    <style:style style:name="Table712" style:family="table">
      <style:table-properties style:width="6.6097in" fo:margin-left="0in" table:align="lef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TableContents" style:family="paragraph">
      <style:text-properties fo:font-size="8pt" style:font-size-asian="8pt" style:font-size-complex="8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TableContents" style:family="paragraph">
      <style:text-properties fo:font-size="8pt" style:font-size-asian="8pt" style:font-size-complex="8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TableContents" style:family="paragraph">
      <style:text-properties fo:font-size="8pt" style:font-size-asian="8pt" style:font-size-complex="8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TableContents" style:family="paragraph">
      <style:text-properties fo:font-size="8pt" style:font-size-asian="8pt" style:font-size-complex="8p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TableContents" style:family="paragraph">
      <style:text-properties fo:font-size="8pt" style:font-size-asian="8pt" style:font-size-complex="8p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TableContents" style:family="paragraph">
      <style:text-properties fo:font-size="8pt" style:font-size-asian="8pt" style:font-size-complex="8pt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TableContents" style:family="paragraph">
      <style:text-properties fo:font-size="8pt" style:font-size-asian="8pt" style:font-size-complex="8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TableContents" style:family="paragraph">
      <style:text-properties fo:font-size="8pt" style:font-size-asian="8pt" style:font-size-complex="8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TableContents" style:family="paragraph">
      <style:text-properties fo:font-size="8pt" style:font-size-asian="8pt" style:font-size-complex="8pt"/>
    </style:style>
    <style:style style:name="P7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2" style:family="table-column">
      <style:table-column-properties style:column-width="3.3048in" style:use-optimal-column-width="false"/>
    </style:style>
    <style:style style:name="TableColumn753" style:family="table-column">
      <style:table-column-properties style:column-width="3.3048in" style:use-optimal-column-width="false"/>
    </style:style>
    <style:style style:name="Table751" style:family="table">
      <style:table-properties style:width="6.6097in" fo:margin-left="0in" table:align="lef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TableContents" style:family="paragraph">
      <style:text-properties fo:font-size="8pt" style:font-size-asian="8pt" style:font-size-complex="8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TableContents" style:family="paragraph">
      <style:text-properties fo:font-size="8pt" style:font-size-asian="8pt" style:font-size-complex="8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TableContents" style:family="paragraph">
      <style:text-properties fo:font-size="8pt" style:font-size-asian="8pt" style:font-size-complex="8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TableContents" style:family="paragraph">
      <style:text-properties fo:font-size="8pt" style:font-size-asian="8pt" style:font-size-complex="8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TableContents" style:family="paragraph">
      <style:text-properties fo:font-size="8pt" style:font-size-asian="8pt" style:font-size-complex="8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TableContents" style:family="paragraph">
      <style:text-properties fo:font-size="8pt" style:font-size-asian="8pt" style:font-size-complex="8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TableContents" style:family="paragraph">
      <style:text-properties fo:font-size="8pt" style:font-size-asian="8pt" style:font-size-complex="8p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TableContents" style:family="paragraph">
      <style:text-properties fo:font-size="8pt" style:font-size-asian="8pt" style:font-size-complex="8p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TableContents" style:family="paragraph">
      <style:text-properties fo:font-size="8pt" style:font-size-asian="8pt" style:font-size-complex="8p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TableContents" style:family="paragraph">
      <style:text-properties fo:font-size="8pt" style:font-size-asian="8pt" style:font-size-complex="8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TableContents" style:family="paragraph">
      <style:text-properties fo:font-size="8pt" style:font-size-asian="8pt" style:font-size-complex="8pt"/>
    </style:style>
    <style:style style:name="P7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91" style:family="table-column">
      <style:table-column-properties style:column-width="3.3048in" style:use-optimal-column-width="false"/>
    </style:style>
    <style:style style:name="TableColumn792" style:family="table-column">
      <style:table-column-properties style:column-width="3.3048in" style:use-optimal-column-width="false"/>
    </style:style>
    <style:style style:name="Table790" style:family="table">
      <style:table-properties style:width="6.6097in" fo:margin-left="0in" table:align="lef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TableContents" style:family="paragraph">
      <style:text-properties fo:font-size="8pt" style:font-size-asian="8pt" style:font-size-complex="8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ableContents" style:family="paragraph">
      <style:text-properties fo:font-size="8pt" style:font-size-asian="8pt" style:font-size-complex="8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TableContents" style:family="paragraph">
      <style:text-properties fo:font-size="8pt" style:font-size-asian="8pt" style:font-size-complex="8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TableContents" style:family="paragraph">
      <style:text-properties fo:font-size="8pt" style:font-size-asian="8pt" style:font-size-complex="8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TableContents" style:family="paragraph">
      <style:text-properties fo:font-size="8pt" style:font-size-asian="8pt" style:font-size-complex="8pt"/>
    </style:style>
    <style:style style:name="P8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6" style:family="table-column">
      <style:table-column-properties style:column-width="3.3048in" style:use-optimal-column-width="false"/>
    </style:style>
    <style:style style:name="TableColumn817" style:family="table-column">
      <style:table-column-properties style:column-width="3.3048in" style:use-optimal-column-width="false"/>
    </style:style>
    <style:style style:name="Table815" style:family="table">
      <style:table-properties style:width="6.6097in" fo:margin-left="0in" table:align="lef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TableContents" style:family="paragraph">
      <style:text-properties fo:font-size="8pt" style:font-size-asian="8pt" style:font-size-complex="8pt"/>
    </style:style>
    <style:style style:name="P8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0" style:family="table-column">
      <style:table-column-properties style:column-width="3.3048in" style:use-optimal-column-width="false"/>
    </style:style>
    <style:style style:name="TableColumn831" style:family="table-column">
      <style:table-column-properties style:column-width="3.3048in" style:use-optimal-column-width="false"/>
    </style:style>
    <style:style style:name="Table829" style:family="table">
      <style:table-properties style:width="6.6097in" fo:margin-left="0in" table:align="lef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TableContents" style:family="paragraph">
      <style:text-properties fo:font-size="8pt" style:font-size-asian="8pt" style:font-size-complex="8pt"/>
    </style:style>
    <style:style style:name="P8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4" style:family="table-column">
      <style:table-column-properties style:column-width="3.3048in" style:use-optimal-column-width="false"/>
    </style:style>
    <style:style style:name="TableColumn845" style:family="table-column">
      <style:table-column-properties style:column-width="3.3048in" style:use-optimal-column-width="false"/>
    </style:style>
    <style:style style:name="Table843" style:family="table">
      <style:table-properties style:width="6.6097in" fo:margin-left="0in" table:align="left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TableContents" style:family="paragraph">
      <style:text-properties fo:font-size="8pt" style:font-size-asian="8pt" style:font-size-complex="8pt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TableContents" style:family="paragraph">
      <style:text-properties fo:font-size="8pt" style:font-size-asian="8pt" style:font-size-complex="8pt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TableContents" style:family="paragraph">
      <style:text-properties fo:font-size="8pt" style:font-size-asian="8pt" style:font-size-complex="8pt"/>
    </style:style>
    <style:style style:name="P8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fo:font-size="8pt" style:font-size-asian="8pt" style:font-size-complex="8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8" style:parent-style-name="Fuentedepárrafopredeter." style:family="text">
      <style:text-properties fo:font-size="8pt" style:font-size-asian="8pt" style:font-size-complex="8pt"/>
    </style:style>
    <style:style style:name="T869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fo:font-size="8pt" style:font-size-asian="8pt" style:font-size-complex="8p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fo:font-size="8pt" style:font-size-asian="8pt" style:font-size-complex="8pt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Standard" style:family="paragraph">
      <style:text-properties fo:font-size="8pt" style:font-size-asian="8pt" style:font-size-complex="8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fo:font-size="8pt" style:font-size-asian="8pt" style:font-size-complex="8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fo:font-size="8pt" style:font-size-asian="8pt" style:font-size-complex="8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fo:font-size="8pt" style:font-size-asian="8pt" style:font-size-complex="8p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fo:font-size="8pt" style:font-size-asian="8pt" style:font-size-complex="8p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fo:font-size="8pt" style:font-size-asian="8pt" style:font-size-complex="8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96" style:parent-style-name="Normal" style:family="paragraph">
      <style:text-properties text:display="none"/>
    </style:style>
    <style:style style:name="TableColumn898" style:family="table-column">
      <style:table-column-properties style:column-width="0.5013in" style:use-optimal-column-width="false"/>
    </style:style>
    <style:style style:name="TableColumn899" style:family="table-column">
      <style:table-column-properties style:column-width="0.6263in" style:use-optimal-column-width="false"/>
    </style:style>
    <style:style style:name="TableColumn900" style:family="table-column">
      <style:table-column-properties style:column-width="1.1659in" style:use-optimal-column-width="false"/>
    </style:style>
    <style:style style:name="TableColumn901" style:family="table-column">
      <style:table-column-properties style:column-width="4.3993in" style:use-optimal-column-width="false"/>
    </style:style>
    <style:style style:name="Table897" style:family="table">
      <style:table-properties style:width="6.693in" fo:margin-left="-0.009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</style:style>
    <style:style style:name="T929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30" style:parent-style-name="Fuentedepárrafopredeter." style:family="text">
      <style:text-properties fo:font-size="8pt" style:font-size-asian="8pt" style:font-size-complex="8p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</style:style>
    <style:style style:name="T940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41" style:parent-style-name="Fuentedepárrafopredeter." style:family="text">
      <style:text-properties fo:font-size="8pt" style:font-size-asian="8pt" style:font-size-complex="8pt"/>
    </style:style>
    <style:style style:name="T942" style:parent-style-name="Fuentedepárrafopredeter." style:family="text">
      <style:text-properties fo:font-size="8pt" style:font-size-asian="8pt" style:font-size-complex="8pt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ayorista (UC-03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7</text:p>
          </table:table-cell>
          <table:table-cell table:style-name="TableCell39">
            <text:p text:style-name="P40">El sistema permitirá emitir un comprobante de pago (factura) de una venta mayorista.</text:p>
          </table:table-cell>
        </table:table-row>
        <table:table-row table:style-name="TableRow41">
          <table:table-cell table:style-name="TableCell42">
            <text:p text:style-name="P43">RF-08</text:p>
          </table:table-cell>
          <table:table-cell table:style-name="TableCell44">
            <text:p text:style-name="P45">El sistema permitirá realizar descuentos a la lista de precio para una venta mayorista.</text:p>
          </table:table-cell>
        </table:table-row>
        <table:table-row table:style-name="TableRow46">
          <table:table-cell table:style-name="TableCell47">
            <text:p text:style-name="P48">RF-09</text:p>
          </table:table-cell>
          <table:table-cell table:style-name="TableCell49">
            <text:p text:style-name="P50">El sistema permitirá establecer un mínimo de compra, por cada artículo de una venta mayorista.</text:p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Caso de Uso:</text:p>
          </table:table-cell>
          <table:table-cell table:style-name="TableCell57">
            <text:p text:style-name="P58">Procesar venta mayorista<text:s/>(UC-03)</text:p>
          </table:table-cell>
        </table:table-row>
        <table:table-row table:style-name="TableRow59">
          <table:table-cell table:style-name="TableCell60">
            <text:p text:style-name="P61">Actores:</text:p>
          </table:table-cell>
          <table:table-cell table:style-name="TableCell62">
            <text:p text:style-name="P63">Cajero, Cliente Mayorista</text:p>
          </table:table-cell>
        </table:table-row>
        <table:table-row table:style-name="TableRow64">
          <table:table-cell table:style-name="TableCell65">
            <text:p text:style-name="P66">Tipo:</text:p>
          </table:table-cell>
          <table:table-cell table:style-name="TableCell67">
            <text:p text:style-name="P68">Esencial</text:p>
          </table:table-cell>
        </table:table-row>
        <table:table-row table:style-name="TableRow69">
          <table:table-cell table:style-name="TableCell70">
            <text:p text:style-name="P71">Descripción:</text:p>
          </table:table-cell>
          <table:table-cell table:style-name="TableCell72">
            <text:p text:style-name="P73">Realiza la venta mayorista de artículos a Clientes May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soft-page-break/>
            <text:p text:style-name="P79">Nivel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Paquete: Modelo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>Nombre del Caso de Uso: Procesar venta<text:s/>mayorista (UC-03)</text:p>
          </table:table-cell>
          <table:covered-table-cell/>
        </table:table-row>
        <table:table-row table:style-name="TableRow86">
          <table:table-cell table:style-name="TableCell87" table:number-columns-spanned="2">
            <text:p text:style-name="P88">Prioridad:</text:p>
          </table:table-cell>
          <table:covered-table-cell/>
        </table:table-row>
        <table:table-row table:style-name="TableRow89">
          <table:table-cell table:style-name="TableCell90">
            <text:p text:style-name="P91">Categoría:</text:p>
          </table:table-cell>
          <table:table-cell table:style-name="TableCell92">
            <text:p text:style-name="P93">Significativo para la Arquitectura: Si</text:p>
          </table:table-cell>
        </table:table-row>
        <table:table-row table:style-name="TableRow94">
          <table:table-cell table:style-name="TableCell95" table:number-columns-spanned="2">
            <text:p text:style-name="P96">Complejidad: Media</text:p>
          </table:table-cell>
          <table:covered-table-cell/>
        </table:table-row>
        <table:table-row table:style-name="TableRow97">
          <table:table-cell table:style-name="TableCell98">
            <text:p text:style-name="P99">Actor Principal: Cajero</text:p>
          </table:table-cell>
          <table:table-cell table:style-name="TableCell100">
            <text:p text:style-name="P101">Actor Secundario: Cliente Mayorista</text:p>
          </table:table-cell>
        </table:table-row>
        <table:table-row table:style-name="TableRow102">
          <table:table-cell table:style-name="TableCell103" table:number-columns-spanned="2">
            <text:p text:style-name="P104">Tipo de Caso de Uso:</text:p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Objetivos:</text:p>
                </table:table-cell>
                <table:table-cell table:style-name="TableCell113">
                  <text:p text:style-name="P114">UC: Registrar la venta mayorista de artículos a un Cliente<text:s/>minorista</text:p>
                  <text:p text:style-name="P115">Cajero: Quiere entradas precisas, rápidas y sin errores de pago</text:p>
                  <text:p text:style-name="P116">Cliente Mayorista: Quiere 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7">
          <table:table-cell table:style-name="TableCell118" table:number-columns-spanned="2">
            <table:table table:style-name="Table119">
              <table:table-columns>
                <table:table-column table:style-name="TableColumn120"/>
                <table:table-column table:style-name="TableColumn121"/>
              </table:table-columns>
              <table:table-row table:style-name="TableRow122">
                <table:table-cell table:style-name="TableCell123">
                  <text:p text:style-name="P124">Precondición:</text:p>
                </table:table-cell>
                <table:table-cell table:style-name="TableCell125">
                  <text:list text:style-name="LFO1" text:continue-numbering="true">
                    <text:list-item>
                      <text:p text:style-name="P126">El Cajero se identifica y autentica en Caja.</text:p>
                    </text:list-item>
                    <text:list-item>
                      <text:p text:style-name="P127">Deben existir artículos en stock para realizar la venta mayorista.</text:p>
                    </text:list-item>
                  </text:list>
                </table:table-cell>
              </table:table-row>
            </table:table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able:table table:style-name="Table131">
              <table:table-columns>
                <table:table-column table:style-name="TableColumn132"/>
                <table:table-column table:style-name="TableColumn133"/>
              </table:table-columns>
              <table:table-row table:style-name="TableRow134">
                <table:table-cell table:style-name="TableCell135">
                  <text:p text:style-name="P136">Pos condición:</text:p>
                </table:table-cell>
                <table:table-cell table:style-name="TableCell137">
                  <text:p text:style-name="P138">Éxito: Flujo Normal</text:p>
                  <text:list text:style-name="LFO2" text:continue-numbering="true">
                    <text:list-item>
                      <text:p text:style-name="P139">Se registra la venta mayorista.</text:p>
                    </text:list-item>
                    <text:list-item>
                      <text:p text:style-name="P140">Se calcula el impuesto de manera correcta.</text:p>
                    </text:list-item>
                    <text:list-item>
                      <text:p text:style-name="P141">Se actualiza la contabilidad.</text:p>
                    </text:list-item>
                    <text:list-item>
                      <text:p text:style-name="P142">Se actualiza el inventario mayorista.</text:p>
                    </text:list-item>
                    <text:list-item>
                      <text:p text:style-name="P143">Se genera el ticket de venta mayorista.</text:p>
                    </text:list-item>
                    <text:list-item>
                      <text:p text:style-name="P144">Se registran las autorizaciones de<text:s/>pago.</text:p>
                    </text:list-item>
                  </text:list>
                  <text:p text:style-name="P145"/>
                  <text:p text:style-name="P146">Fracaso 1:</text:p>
                  <text:list text:style-name="LFO3" text:continue-numbering="true">
                    <text:list-item>
                      <text:p text:style-name="P147">*a En cualquier momento el sistema falla</text:p>
                    </text:list-item>
                  </text:list>
                  <text:p text:style-name="P148">Fracaso 2:</text:p>
                  <text:list text:style-name="LFO3" text:continue-numbering="true">
                    <text:list-item>
                      <text:p text:style-name="P149">*a.2 El Sistema detecta anomalías intentando la recuperación</text:p>
                    </text:list-item>
                  </text:list>
                  <text:p text:style-name="P150">Fracaso 3:</text:p>
                  <text:list text:style-name="LFO3" text:continue-numbering="true">
                    <text:list-item>
                      <text:p text:style-name="P151">3.a El Sistema no encuentra al cliente</text:p>
                    </text:list-item>
                  </text:list>
                  <text:p text:style-name="P152">Fracaso 4:</text:p>
                  <text:list text:style-name="LFO3" text:continue-numbering="true">
                    <text:list-item>
                      <text:p text:style-name="P153">4.a Identificador no valido de articulo</text:p>
                    </text:list-item>
                  </text:list>
                  <text:p text:style-name="P154">Fracaso 5:</text:p>
                  <text:list text:style-name="LFO3" text:continue-numbering="true">
                    <text:list-item>
                      <text:p text:style-name="P155">4.b Hay muchos artículos de la misma categoría</text:p>
                    </text:list-item>
                  </text:list>
                  <text:p text:style-name="P156">Fracaso 6:</text:p>
                  <text:list text:style-name="LFO3" text:continue-numbering="true">
                    <text:list-item>
                      <text:p text:style-name="P157">4-5.a El Cliente Mayorista le pide al Cajero que elimine un artículo de la compra.</text:p>
                    </text:list-item>
                  </text:list>
                  <text:p text:style-name="P158">Fracaso 7:</text:p>
                  <text:list text:style-name="LFO3" text:continue-numbering="true">
                    <text:list-item>
                      <text:p text:style-name="P159">4-5.b El Cliente Mayorista le pide al Cajero que cancele la Venta mayorista</text:p>
                    </text:list-item>
                  </text:list>
                  <text:p text:style-name="P160">Fracaso 8:</text:p>
                  <text:list text:style-name="LFO3" text:continue-numbering="true">
                    <text:list-item>
                      <text:p text:style-name="P161">4-5.c El Cajero cancela la Venta mayorista</text:p>
                    </text:list-item>
                  </text:list>
                  <text:p text:style-name="P162">Fracaso 9:</text:p>
                  <text:list text:style-name="LFO3" text:continue-numbering="true">
                    <text:list-item>
                      <text:p text:style-name="P163">6.a El Sistema presenta un precio de un artículo que no es el deseado</text:p>
                    </text:list-item>
                  </text:list>
                  <text:p text:style-name="P164">Fracaso 10:</text:p>
                  <text:list text:style-name="LFO3" text:continue-numbering="true">
                    <text:list-item>
                      <text:p text:style-name="P165">6.a.1 El Sistema encuentra un fallo para el cálculo de impuestos</text:p>
                    </text:list-item>
                  </text:list>
                  <text:p text:style-name="P166">Fracaso 11:</text:p>
                  <text:list text:style-name="LFO3" text:continue-numbering="true">
                    <text:list-item>
                      <text:p text:style-name="P167">6.a.1.2.a El Sistema detecta que el sistema no se reinicia</text:p>
                    </text:list-item>
                  </text:list>
                  <text:p text:style-name="P168">Fracaso 12:</text:p>
                  <text:list text:style-name="LFO3" text:continue-numbering="true">
                    <text:list-item>
                      <text:p text:style-name="P169">6.b El Cliente Mayorista dice que le son aplicables descuentos</text:p>
                    </text:list-item>
                  </text:list>
                  <text:p text:style-name="P170">Fracaso 13:</text:p>
                  <text:list text:style-name="LFO3" text:continue-numbering="true">
                    <text:list-item>
                      <text:p text:style-name="P171">6.c El Cliente Mayorista dice que tiene crédito en su cuenta, para aplicar a la Venta mayorista</text:p>
                    </text:list-item>
                  </text:list>
                  <text:p text:style-name="P172">Fracaso 14:</text:p>
                  <text:list text:style-name="LFO3" text:continue-numbering="true">
                    <text:list-item>
                      <text:p text:style-name="P173">7.a El Cliente Mayorista dice que su intención era pagar en efectivo pero<text:s/>que no tiene suficiente</text:p>
                    </text:list-item>
                  </text:list>
                  <text:p text:style-name="P174">Fracaso 15:</text:p>
                  <text:list text:style-name="LFO3" text:continue-numbering="true">
                    <text:list-item>
                      <text:p text:style-name="P175">7.a.1.a El Cliente Mayorista dice que su intención era pagar en efectivo pero que no tiene suficiente</text:p>
                    </text:list-item>
                  </text:list>
                  <text:p text:style-name="P176">Fracaso 16:</text:p>
                  <text:list text:style-name="LFO3" text:continue-numbering="true">
                    <text:list-item>
                      <text:p text:style-name="P177">8.a Pago en efectivo</text:p>
                    </text:list-item>
                  </text:list>
                  <text:p text:style-name="P178">Fracaso 17:</text:p>
                  <text:list text:style-name="LFO3" text:continue-numbering="true">
                    <text:list-item>
                      <text:p text:style-name="P179">8.b Pago a Crédito</text:p>
                    </text:list-item>
                  </text:list>
                  <text:p text:style-name="P180">Fracaso 18:</text:p>
                  <text:list text:style-name="LFO3" text:continue-numbering="true">
                    <text:list-item>
                      <text:p text:style-name="P181">8.b.2.a El Sistema detecta un fallo en la<text:s/>colaboración con el sistema externo</text:p>
                    </text:list-item>
                  </text:list>
                  <text:p text:style-name="P182">Fracaso 19:</text:p>
                  <text:list text:style-name="LFO3" text:continue-numbering="true">
                    <text:list-item>
                      <text:p text:style-name="P183">8.b.3.a El Sistema recibe la denegación del pago</text:p>
                    </text:list-item>
                  </text:list>
                  <text:p text:style-name="P184">Fracaso 20:</text:p>
                  <text:list text:style-name="LFO3" text:continue-numbering="true">
                    <text:list-item>
                      <text:p text:style-name="P185">8.c Pago con Cheque</text:p>
                    </text:list-item>
                  </text:list>
                  <text:p text:style-name="P186">Fracaso 21:</text:p>
                  <text:list text:style-name="LFO3" text:continue-numbering="true">
                    <text:list-item>
                      <text:p text:style-name="P187">8.d Pago a Cuenta</text:p>
                    </text:list-item>
                  </text:list>
                  <text:p text:style-name="P188">Fracaso 22:</text:p>
                  <text:list text:style-name="LFO3" text:continue-numbering="true">
                    <text:list-item>
                      <text:p text:style-name="P189">8.e El Cliente Mayorista presenta cupones</text:p>
                    </text:list-item>
                  </text:list>
                  <text:p text:style-name="P190">Fracaso 23:</text:p>
                  <text:list text:style-name="LFO3" text:continue-numbering="true">
                    <text:list-item>
                      <text:p text:style-name="P191">8.e.1.a El Cupón introducido no es válido para ninguno de los artículos comprados</text:p>
                    </text:list-item>
                  </text:list>
                  <text:p text:style-name="P192">Fracaso 24:</text:p>
                  <text:list text:style-name="LFO3" text:continue-numbering="true">
                    <text:list-item>
                      <text:p text:style-name="P193">10.a Hay rebajas en los artículos</text:p>
                    </text:list-item>
                  </text:list>
                  <text:soft-page-break/>
                  <text:p text:style-name="P194">Fracaso 25:</text:p>
                  <text:list text:style-name="LFO3" text:continue-numbering="true">
                    <text:list-item>
                      <text:p text:style-name="P195">10.b El Cliente Mayorista solicita un vale de regalo (sin precio visible)</text:p>
                    </text:list-item>
                  </text:list>
                </table:table-cell>
              </table:table-row>
            </table:table>
            <text:p text:style-name="P196"/>
          </table:table-cell>
          <table:covered-table-cell/>
        </table:table-row>
        <table:table-row table:style-name="TableRow197">
          <table:table-cell table:style-name="TableCell198" table:number-columns-spanned="2">
            <text:p text:style-name="P199"/>
          </table:table-cell>
          <table:covered-table-cell/>
        </table:table-row>
        <table:table-row table:style-name="TableRow200">
          <table:table-cell table:style-name="TableCell201" table:number-columns-spanned="2">
            <text:p text:style-name="P202">Flujo Normal</text:p>
          </table:table-cell>
          <table:covered-table-cell/>
        </table:table-row>
        <table:table-row table:style-name="TableRow203">
          <table:table-cell table:style-name="TableCell204" table:number-columns-spanned="2">
            <table:table table:style-name="Table205">
              <table:table-columns>
                <table:table-column table:style-name="TableColumn206"/>
                <table:table-column table:style-name="TableColumn207"/>
              </table:table-columns>
              <table:table-row table:style-name="TableRow208">
                <table:table-cell table:style-name="TableCell209">
                  <text:p text:style-name="P210">Actor</text:p>
                </table:table-cell>
                <table:table-cell table:style-name="TableCell211">
                  <text:p text:style-name="P212">Sistema</text:p>
                </table:table-cell>
              </table:table-row>
              <table:table-row table:style-name="TableRow213">
                <table:table-cell table:style-name="TableCell214">
                  <text:p text:style-name="P215">1. El Cliente Mayorista llega a un<text:s/>punto de venta mayorista con artículos que comprar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>2. El Cajero comienza con una nueva venta mayorista</text:p>
                </table:table-cell>
                <table:table-cell table:style-name="TableCell221">
                  <text:p text:style-name="P222"/>
                </table:table-cell>
              </table:table-row>
              <table:table-row table:style-name="TableRow223">
                <table:table-cell table:style-name="TableCell224">
                  <text:p text:style-name="P225"/>
                </table:table-cell>
                <table:table-cell table:style-name="TableCell226">
                  <text:p text:style-name="P227">3. El Sistema verifica al Cliente Mayorista</text:p>
                </table:table-cell>
              </table:table-row>
              <table:table-row table:style-name="TableRow228">
                <table:table-cell table:style-name="TableCell229">
                  <text:p text:style-name="P230">4. El Cajero introduce el identificador del articulo</text:p>
                </table:table-cell>
                <table:table-cell table:style-name="TableCell231">
                  <text:p text:style-name="P232"/>
                </table:table-cell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5. El Sistema registra la línea de venta<text:s/>mayorista y presenta:</text:p>
                  <text:list text:style-name="LFO4" text:continue-numbering="true">
                    <text:list-item>
                      <text:p text:style-name="P238">Fecha actual</text:p>
                    </text:list-item>
                    <text:list-item>
                      <text:p text:style-name="P239">Hora actual</text:p>
                    </text:list-item>
                    <text:list-item>
                      <text:p text:style-name="P240">Descripción del articulo</text:p>
                      <text:list text:continue-numbering="true">
                        <text:list-item>
                          <text:p text:style-name="P241">Mínimo de compra Mayorista</text:p>
                        </text:list-item>
                      </text:list>
                    </text:list-item>
                    <text:list-item>
                      <text:p text:style-name="P242">Precio (se calcula a partir de un conjunto de reglas de precio y descuento del articulo)</text:p>
                    </text:list-item>
                    <text:list-item>
                      <text:p text:style-name="P243">Suma parcial</text:p>
                    </text:list-item>
                  </text:list>
                </table:table-cell>
              </table:table-row>
              <table:table-row table:style-name="TableRow244">
                <table:table-cell table:style-name="TableCell245" table:number-columns-spanned="2">
                  <text:p text:style-name="P246">El Cajero repite los pasos 4 y 5 hasta que se indique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6. El Sistema presenta el total con los impuestos calculados y solicita que se seleccione un tipo de pago y que se pague</text:p>
                </table:table-cell>
              </table:table-row>
              <table:table-row table:style-name="TableRow252">
                <table:table-cell table:style-name="TableCell253">
                  <text:p text:style-name="P254">7. El Cajero le dice al Cliente Mayorista el total y pide que le pague</text:p>
                </table:table-cell>
                <table:table-cell table:style-name="TableCell255">
                  <text:p text:style-name="P256"/>
                </table:table-cell>
              </table:table-row>
              <table:table-row table:style-name="TableRow257">
                <table:table-cell table:style-name="TableCell258">
                  <text:p text:style-name="P259">8. El Cliente Mayorista paga</text:p>
                </table:table-cell>
                <table:table-cell table:style-name="TableCell260">
                  <text:p text:style-name="P261"/>
                </table:table-cell>
              </table:table-row>
              <table:table-row table:style-name="TableRow262">
                <table:table-cell table:style-name="TableCell263">
                  <text:p text:style-name="P264"/>
                </table:table-cell>
                <table:table-cell table:style-name="TableCell265">
                  <text:p text:style-name="P266">9. El Sistema verifica el tipo de Pago y el Pago</text:p>
                </table:table-cell>
              </table:table-row>
              <table:table-row table:style-name="TableRow267">
                <table:table-cell table:style-name="TableCell268">
                  <text:p text:style-name="P269"/>
                </table:table-cell>
                <table:table-cell table:style-name="TableCell270">
                  <text:p text:style-name="P271">10. El Sistema registra la venta mayorista<text:s/></text:p>
                  <text:list text:style-name="LFO5" text:continue-numbering="true">
                    <text:list-item>
                      <text:p text:style-name="P272">Cliente Mayorista</text:p>
                      <text:list text:continue-numbering="true">
                        <text:list-item>
                          <text:p text:style-name="P273">Numero de cliente</text:p>
                        </text:list-item>
                        <text:list-item>
                          <text:p text:style-name="P274">Nombre</text:p>
                        </text:list-item>
                        <text:list-item>
                          <text:p text:style-name="P275">Apellido</text:p>
                        </text:list-item>
                        <text:list-item>
                          <text:p text:style-name="P276">CUIT</text:p>
                        </text:list-item>
                        <text:list-item>
                          <text:p text:style-name="P277">Situación Tributaria</text:p>
                        </text:list-item>
                        <text:list-item>
                          <text:p text:style-name="P278">Fecha de nacimiento</text:p>
                        </text:list-item>
                        <text:list-item>
                          <text:p text:style-name="P279">domicilio</text:p>
                        </text:list-item>
                      </text:list>
                    </text:list-item>
                    <text:list-item>
                      <text:p text:style-name="P280">Artículos comprados (línea de venta)</text:p>
                    </text:list-item>
                    <text:list-item>
                      <text:p text:style-name="P281">Cajero que realizo la operación<text:s/></text:p>
                    </text:list-item>
                    <text:list-item>
                      <text:p text:style-name="P282">Caja en<text:s/>donde se realizó la operación</text:p>
                    </text:list-item>
                  </text:list>
                </table:table-cell>
              </table:table-row>
              <table:table-row table:style-name="TableRow283">
                <table:table-cell table:style-name="TableCell284">
                  <text:p text:style-name="P285"/>
                </table:table-cell>
                <table:table-cell table:style-name="TableCell286">
                  <text:p text:style-name="P287">11. El Sistema genera un comprobante de pago (ticket)</text:p>
                  <text:list text:style-name="LFO5" text:continue-numbering="true">
                    <text:list-item>
                      <text:p text:style-name="P288">Fecha actual</text:p>
                    </text:list-item>
                    <text:list-item>
                      <text:p text:style-name="P289">Hora actual</text:p>
                    </text:list-item>
                    <text:list-item>
                      <text:p text:style-name="P290">código de ticket</text:p>
                    </text:list-item>
                  </text:list>
                </table:table-cell>
              </table:table-row>
              <table:table-row table:style-name="TableRow291">
                <table:table-cell table:style-name="TableCell292">
                  <text:p text:style-name="P293"/>
                </table:table-cell>
                <table:table-cell table:style-name="TableCell294">
                  <text:p text:style-name="P295">12. El Sistema asocia el comprobante de pago (ticket) a la Venta</text:p>
                </table:table-cell>
              </table:table-row>
              <table:table-row table:style-name="TableRow296">
                <table:table-cell table:style-name="TableCell297">
                  <text:p text:style-name="P298"/>
                </table:table-cell>
                <table:table-cell table:style-name="TableCell299">
                  <text:p text:style-name="TableContents"><text:span text:style-name="T300">13. El Sistema usa el Caso de Uso “Ajustar Stock Góndola<text:s/></text:span><text:span text:style-name="T301">(UC-05)” con<text:s/></text:span><text:span text:style-name="T302">datos de artículos negativos</text:span></text:p>
                </table:table-cell>
              </table:table-row>
              <table:table-row table:style-name="TableRow303">
                <table:table-cell table:style-name="TableCell304">
                  <text:p text:style-name="P305"/>
                </table:table-cell>
                <table:table-cell table:style-name="TableCell306">
                  <text:p text:style-name="P307">14. El Sistema registra la venta mayorista como completa</text:p>
                </table:table-cell>
              </table:table-row>
              <table:table-row table:style-name="TableRow308">
                <table:table-cell table:style-name="TableCell309">
                  <text:p text:style-name="P310"/>
                </table:table-cell>
                <table:table-cell table:style-name="TableCell311">
                  <text:p text:style-name="P312">15. El Sistema presenta el comprobante de pago (Factura)</text:p>
                </table:table-cell>
              </table:table-row>
              <table:table-row table:style-name="TableRow313">
                <table:table-cell table:style-name="TableCell314">
                  <text:p text:style-name="P315">16. El Cliente Mayorista se va con el comprobante de pago (Factura) y los artículos<text:s/></text:p>
                </table:table-cell>
                <table:table-cell table:style-name="TableCell316">
                  <text:p text:style-name="P317"/>
                </table:table-cell>
              </table:table-row>
            </table:table>
            <text:p text:style-name="P318"/>
          </table:table-cell>
          <table:covered-table-cell/>
        </table:table-row>
        <table:table-row table:style-name="TableRow319">
          <table:table-cell table:style-name="TableCell320" table:number-columns-spanned="2">
            <text:p text:style-name="P321">Flujos<text:s/>Alternativos</text:p>
          </table:table-cell>
          <table:covered-table-cell/>
        </table:table-row>
        <table:table-row table:style-name="TableRow322">
          <table:table-cell table:style-name="TableCell323" table:number-columns-spanned="2">
            <table:table table:style-name="Table324">
              <table:table-columns>
                <table:table-column table:style-name="TableColumn325"/>
                <table:table-column table:style-name="TableColumn326"/>
              </table:table-columns>
              <table:table-row table:style-name="TableRow327">
                <table:table-cell table:style-name="TableCell328" table:number-columns-spanned="2">
                  <text:p text:style-name="P329">*a En cualquier momento el sistema falla:</text:p>
                  <text:p text:style-name="P330">Para 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31">
                <table:table-cell table:style-name="TableCell332">
                  <text:p text:style-name="P333">1. El Cajero reinicia<text:s/>el Sistema, inicia sesión, y solicita la recuperación al estado anterior</text:p>
                </table:table-cell>
                <table:table-cell table:style-name="TableCell334">
                  <text:p text:style-name="P335"/>
                </table:table-cell>
              </table:table-row>
              <table:table-row table:style-name="TableRow336">
                <table:table-cell table:style-name="TableCell337">
                  <text:p text:style-name="P338"/>
                </table:table-cell>
                <table:table-cell table:style-name="TableCell339">
                  <text:p text:style-name="P340">2. El Sistema reconstituye el estado anterior</text:p>
                </table:table-cell>
              </table:table-row>
            </table:table>
            <text:p text:style-name="P341"/>
          </table:table-cell>
          <table:covered-table-cell/>
        </table:table-row>
        <table:table-row table:style-name="TableRow342">
          <table:table-cell table:style-name="TableCell343" table:number-columns-spanned="2">
            <table:table table:style-name="Table344">
              <table:table-columns>
                <table:table-column table:style-name="TableColumn345"/>
                <table:table-column table:style-name="TableColumn346"/>
              </table:table-columns>
              <table:table-row table:style-name="TableRow347">
                <table:table-cell table:style-name="TableCell348" table:number-columns-spanned="2">
                  <text:p text:style-name="P349">*a.2 El Sistema detecta anomalías intentando la recuperación</text:p>
                </table:table-cell>
                <table:covered-table-cell/>
              </table:table-row>
              <table:table-row table:style-name="TableRow350">
                <table:table-cell table:style-name="TableCell351">
                  <text:p text:style-name="P352"/>
                </table:table-cell>
                <table:table-cell table:style-name="TableCell353">
                  <text:p text:style-name="P354">1. El Sistema informa del error al Cajero, registra el error, y pasa<text:s/>a un estado limpio</text:p>
                </table:table-cell>
              </table:table-row>
              <table:table-row table:style-name="TableRow355">
                <table:table-cell table:style-name="TableCell356">
                  <text:p text:style-name="P357"/>
                </table:table-cell>
                <table:table-cell table:style-name="TableCell358">
                  <text:p text:style-name="P359">2. El Cajero comienza un nueva venta mayorista</text:p>
                </table:table-cell>
              </table:table-row>
            </table:table>
            <text:p text:style-name="P360"/>
          </table:table-cell>
          <table:covered-table-cell/>
        </table:table-row>
        <table:table-row table:style-name="TableRow361">
          <table:table-cell table:style-name="TableCell362" table:number-columns-spanned="2">
            <table:table table:style-name="Table363">
              <table:table-columns>
                <table:table-column table:style-name="TableColumn364"/>
                <table:table-column table:style-name="TableColumn365"/>
              </table:table-columns>
              <table:table-row table:style-name="TableRow366">
                <table:table-cell table:style-name="TableCell367" table:number-columns-spanned="2">
                  <text:p text:style-name="P368">3.a El Sistema no encuentra al cliente</text:p>
                </table:table-cell>
                <table:covered-table-cell/>
              </table:table-row>
              <table:table-row table:style-name="TableRow369">
                <table:table-cell table:style-name="TableCell370">
                  <text:p text:style-name="P371"/>
                </table:table-cell>
                <table:table-cell table:style-name="TableCell372">
                  <text:p text:style-name="P373">1. El Sistema señala un error y cancela la venta</text:p>
                </table:table-cell>
              </table:table-row>
            </table:table>
            <text:p text:style-name="P374"/>
          </table:table-cell>
          <table:covered-table-cell/>
        </table:table-row>
        <table:table-row table:style-name="TableRow375">
          <table:table-cell table:style-name="TableCell376" table:number-columns-spanned="2">
            <table:table table:style-name="Table377">
              <table:table-columns>
                <table:table-column table:style-name="TableColumn378"/>
                <table:table-column table:style-name="TableColumn379"/>
              </table:table-columns>
              <table:table-row table:style-name="TableRow380">
                <table:table-cell table:style-name="TableCell381" table:number-columns-spanned="2">
                  <text:p text:style-name="P382">4.a Identificador no valido de articulo</text:p>
                </table:table-cell>
                <table:covered-table-cell/>
              </table:table-row>
              <table:table-row table:style-name="TableRow383">
                <table:table-cell table:style-name="TableCell384">
                  <text:p text:style-name="P385"/>
                </table:table-cell>
                <table:table-cell table:style-name="TableCell386">
                  <text:p text:style-name="P387">1. El Sistema señala el error y rechaza la<text:s/>entrada</text:p>
                </table:table-cell>
              </table:table-row>
            </table:table>
            <text:p text:style-name="P388"/>
          </table:table-cell>
          <table:covered-table-cell/>
        </table:table-row>
        <table:table-row table:style-name="TableRow389">
          <table:table-cell table:style-name="TableCell390" table:number-columns-spanned="2">
            <table:table table:style-name="Table391">
              <table:table-columns>
                <table:table-column table:style-name="TableColumn392"/>
                <table:table-column table:style-name="TableColumn393"/>
              </table:table-columns>
              <table:table-row table:style-name="TableRow394">
                <table:table-cell table:style-name="TableCell395" table:number-columns-spanned="2">
                  <text:p text:style-name="P396">4.b Hay muchos artículos de la misma categoría<text:s/></text:p>
                  <text:p text:style-name="P397">tener en cuenta una única identidad del artículo no es importante (ejemplo 5 paquetes de hamburguesas vegetales)</text:p>
                </table:table-cell>
                <table:covered-table-cell/>
              </table:table-row>
              <table:table-row table:style-name="TableRow398">
                <table:table-cell table:style-name="TableCell399">
                  <text:p text:style-name="P400">1. El Cajero introduce el<text:s/></text:p>
                  <text:list text:style-name="LFO6" text:continue-numbering="true">
                    <text:list-item>
                      <text:p text:style-name="P401">Identificador de la categoría del artículo.</text:p>
                    </text:list-item>
                    <text:list-item>
                      <text:p text:style-name="P402">Cantidad de<text:s/>articulo<text:s/></text:p>
                    </text:list-item>
                  </text:list>
                </table:table-cell>
                <table:table-cell table:style-name="TableCell403">
                  <text:p text:style-name="P404"/>
                </table:table-cell>
              </table:table-row>
            </table:table>
            <text:p text:style-name="P405"/>
          </table:table-cell>
          <table:covered-table-cell/>
        </table:table-row>
        <table:table-row table:style-name="TableRow406">
          <table:table-cell table:style-name="TableCell407" table:number-columns-spanned="2">
            <table:table table:style-name="Table408">
              <table:table-columns>
                <table:table-column table:style-name="TableColumn409"/>
                <table:table-column table:style-name="TableColumn410"/>
              </table:table-columns>
              <table:table-row table:style-name="TableRow411">
                <table:table-cell table:style-name="TableCell412" table:number-columns-spanned="2">
                  <text:soft-page-break/>
                  <text:p text:style-name="P413">4-5.a El Cliente Mayorista le pide al Cajero que elimine un artículo de la compra.<text:s/></text:p>
                </table:table-cell>
                <table:covered-table-cell/>
              </table:table-row>
              <table:table-row table:style-name="TableRow414">
                <table:table-cell table:style-name="TableCell415">
                  <text:p text:style-name="P416">1. El Cajero introduce el identificador del articulo para eliminarlo de la compra</text:p>
                </table:table-cell>
                <table:table-cell table:style-name="TableCell417">
                  <text:p text:style-name="P418"/>
                </table:table-cell>
              </table:table-row>
              <table:table-row table:style-name="TableRow419">
                <table:table-cell table:style-name="TableCell420">
                  <text:p text:style-name="P421"/>
                </table:table-cell>
                <table:table-cell table:style-name="TableCell422">
                  <text:p text:style-name="P423">2. El Sistema muestra la suma parcial actualizada</text:p>
                </table:table-cell>
              </table:table-row>
            </table:table>
            <text:p text:style-name="P424"/>
          </table:table-cell>
          <table:covered-table-cell/>
        </table:table-row>
        <table:table-row table:style-name="TableRow425">
          <table:table-cell table:style-name="TableCell426" table:number-columns-spanned="2">
            <table:table table:style-name="Table427">
              <table:table-columns>
                <table:table-column table:style-name="TableColumn428"/>
                <table:table-column table:style-name="TableColumn429"/>
              </table:table-columns>
              <table:table-row table:style-name="TableRow430">
                <table:table-cell table:style-name="TableCell431" table:number-columns-spanned="2">
                  <text:p text:style-name="P432">4-5.b El Cliente<text:s/>Mayorista le pide al Cajero que cancele la Venta mayorista</text:p>
                </table:table-cell>
                <table:covered-table-cell/>
              </table:table-row>
              <table:table-row table:style-name="TableRow433">
                <table:table-cell table:style-name="TableCell434">
                  <text:p text:style-name="P435">1. El Cajero cancela la venta mayorista</text:p>
                </table:table-cell>
                <table:table-cell table:style-name="TableCell436">
                  <text:p text:style-name="P437"/>
                </table:table-cell>
              </table:table-row>
              <table:table-row table:style-name="TableRow438">
                <table:table-cell table:style-name="TableCell439">
                  <text:p text:style-name="P440"/>
                </table:table-cell>
                <table:table-cell table:style-name="TableCell441">
                  <text:p text:style-name="P442">2. El Sistema cancela la Venta mayorista</text:p>
                </table:table-cell>
              </table:table-row>
            </table:table>
            <text:p text:style-name="P443"/>
          </table:table-cell>
          <table:covered-table-cell/>
        </table:table-row>
        <table:table-row table:style-name="TableRow444">
          <table:table-cell table:style-name="TableCell445" table:number-columns-spanned="2">
            <table:table table:style-name="Table446">
              <table:table-columns>
                <table:table-column table:style-name="TableColumn447"/>
                <table:table-column table:style-name="TableColumn448"/>
              </table:table-columns>
              <table:table-row table:style-name="TableRow449">
                <table:table-cell table:style-name="TableCell450" table:number-columns-spanned="2">
                  <text:p text:style-name="P451">4-5.c El Cajero cancela la Venta mayorista</text:p>
                </table:table-cell>
                <table:covered-table-cell/>
              </table:table-row>
              <table:table-row table:style-name="TableRow452">
                <table:table-cell table:style-name="TableCell453">
                  <text:p text:style-name="P454"/>
                </table:table-cell>
                <table:table-cell table:style-name="TableCell455">
                  <text:p text:style-name="P456">1. El Sistema registra la Venta mayorista para que esté<text:s/>disponible su recuperación en cualquier terminal.<text:s/></text:p>
                </table:table-cell>
              </table:table-row>
            </table:table>
            <text:p text:style-name="P457"/>
          </table:table-cell>
          <table:covered-table-cell/>
        </table:table-row>
        <table:table-row table:style-name="TableRow458">
          <table:table-cell table:style-name="TableCell459" table:number-columns-spanned="2">
            <table:table table:style-name="Table460">
              <table:table-columns>
                <table:table-column table:style-name="TableColumn461"/>
                <table:table-column table:style-name="TableColumn462"/>
              </table:table-columns>
              <table:table-row table:style-name="TableRow463">
                <table:table-cell table:style-name="TableCell464" table:number-columns-spanned="2">
                  <text:p text:style-name="P465">6.a El Sistema presenta un precio de un artículo que no es el deseado</text:p>
                  <text:p text:style-name="P466">(Ejemplo: El Cliente Mayorista se queja por algo y se le ofrece un precio más bajo)</text:p>
                </table:table-cell>
                <table:covered-table-cell/>
              </table:table-row>
              <table:table-row table:style-name="TableRow467">
                <table:table-cell table:style-name="TableCell468">
                  <text:p text:style-name="P469">1. El Cajero introduce el precio alternativo</text:p>
                </table:table-cell>
                <table:table-cell table:style-name="TableCell470">
                  <text:p text:style-name="P471"/>
                </table:table-cell>
              </table:table-row>
              <table:table-row table:style-name="TableRow472">
                <table:table-cell table:style-name="TableCell473">
                  <text:p text:style-name="P474"/>
                </table:table-cell>
                <table:table-cell table:style-name="TableCell475">
                  <text:p text:style-name="P476">2. El Sistema presenta el precio nuevo</text:p>
                </table:table-cell>
              </table:table-row>
            </table:table>
            <text:p text:style-name="P477"/>
          </table:table-cell>
          <table:covered-table-cell/>
        </table:table-row>
        <table:table-row table:style-name="TableRow478">
          <table:table-cell table:style-name="TableCell479" table:number-columns-spanned="2">
            <table:table table:style-name="Table480">
              <table:table-columns>
                <table:table-column table:style-name="TableColumn481"/>
                <table:table-column table:style-name="TableColumn482"/>
              </table:table-columns>
              <table:table-row table:style-name="TableRow483">
                <table:table-cell table:style-name="TableCell484" table:number-columns-spanned="2">
                  <text:p text:style-name="P485">6.a.1 El Sistema encuentra un fallo para el cálculo de impuestos</text:p>
                </table:table-cell>
                <table:covered-table-cell/>
              </table:table-row>
              <table:table-row table:style-name="TableRow486">
                <table:table-cell table:style-name="TableCell487">
                  <text:p text:style-name="P488"/>
                </table:table-cell>
                <table:table-cell table:style-name="TableCell489">
                  <text:p text:style-name="P490">1. El Sistema reinicia el servicio en el nodo y continua</text:p>
                </table:table-cell>
              </table:table-row>
            </table:table>
            <text:p text:style-name="P491"/>
          </table:table-cell>
          <table:covered-table-cell/>
        </table:table-row>
        <table:table-row table:style-name="TableRow492">
          <table:table-cell table:style-name="TableCell493" table:number-columns-spanned="2">
            <table:table table:style-name="Table494">
              <table:table-columns>
                <table:table-column table:style-name="TableColumn495"/>
                <table:table-column table:style-name="TableColumn496"/>
              </table:table-columns>
              <table:table-row table:style-name="TableRow497">
                <table:table-cell table:style-name="TableCell498" table:number-columns-spanned="2">
                  <text:p text:style-name="P499">6.a.1.2.a El Sistema detecta que el sistema no se reinicia</text:p>
                </table:table-cell>
                <table:covered-table-cell/>
              </table:table-row>
              <table:table-row table:style-name="TableRow500">
                <table:table-cell table:style-name="TableCell501">
                  <text:p text:style-name="P502"/>
                </table:table-cell>
                <table:table-cell table:style-name="TableCell503">
                  <text:p text:style-name="P504">1. El Sistema señala el<text:s/>error</text:p>
                </table:table-cell>
              </table:table-row>
              <table:table-row table:style-name="TableRow505">
                <table:table-cell table:style-name="TableCell506">
                  <text:p text:style-name="P507">2. El Cajero podría calcular e introducir manualmente el impuesto, o cancelar la Venta mayorista</text:p>
                </table:table-cell>
                <table:table-cell table:style-name="TableCell508">
                  <text:p text:style-name="P509"/>
                </table:table-cell>
              </table:table-row>
            </table:table>
            <text:p text:style-name="P510"/>
          </table:table-cell>
          <table:covered-table-cell/>
        </table:table-row>
        <table:table-row table:style-name="TableRow511">
          <table:table-cell table:style-name="TableCell512" table:number-columns-spanned="2">
            <table:table table:style-name="Table513">
              <table:table-columns>
                <table:table-column table:style-name="TableColumn514"/>
                <table:table-column table:style-name="TableColumn515"/>
              </table:table-columns>
              <table:table-row table:style-name="TableRow516">
                <table:table-cell table:style-name="TableCell517" table:number-columns-spanned="2">
                  <text:p text:style-name="P518">6.b El Cliente Mayorista dice que le son aplicables descuentos</text:p>
                  <text:p text:style-name="P519">(ejemplo: Empleado, Cliente Mayorista preferente)</text:p>
                </table:table-cell>
                <table:covered-table-cell/>
              </table:table-row>
              <table:table-row table:style-name="TableRow520">
                <table:table-cell table:style-name="TableCell521">
                  <text:p text:style-name="P522">1. El Cajero señala la petición de<text:s/>descuento</text:p>
                </table:table-cell>
                <table:table-cell table:style-name="TableCell523">
                  <text:p text:style-name="P524"/>
                </table:table-cell>
              </table:table-row>
              <table:table-row table:style-name="TableRow525">
                <table:table-cell table:style-name="TableCell526">
                  <text:p text:style-name="P527">2. El Cajero introduce la identificación del Cliente Mayorista</text:p>
                </table:table-cell>
                <table:table-cell table:style-name="TableCell528">
                  <text:p text:style-name="P529"/>
                </table:table-cell>
              </table:table-row>
              <table:table-row table:style-name="TableRow530">
                <table:table-cell table:style-name="TableCell531">
                  <text:p text:style-name="P532"/>
                </table:table-cell>
                <table:table-cell table:style-name="TableCell533">
                  <text:p text:style-name="P534">3. El Sistema presenta el descuento total, basado en las reglas de descuento</text:p>
                </table:table-cell>
              </table:table-row>
            </table:table>
            <text:p text:style-name="P535"/>
          </table:table-cell>
          <table:covered-table-cell/>
        </table:table-row>
        <table:table-row table:style-name="TableRow536">
          <table:table-cell table:style-name="TableCell537" table:number-columns-spanned="2">
            <table:table table:style-name="Table538">
              <table:table-columns>
                <table:table-column table:style-name="TableColumn539"/>
                <table:table-column table:style-name="TableColumn540"/>
              </table:table-columns>
              <table:table-row table:style-name="TableRow541">
                <table:table-cell table:style-name="TableCell542" table:number-columns-spanned="2">
                  <text:p text:style-name="P543">6.c El Cliente Mayorista dice que tiene crédito en su cuenta, para aplicar a la Venta mayorista</text:p>
                </table:table-cell>
                <table:covered-table-cell/>
              </table:table-row>
              <table:table-row table:style-name="TableRow544">
                <table:table-cell table:style-name="TableCell545">
                  <text:p text:style-name="P546">1. <text:s/>El Cajero señala la petición de crédito</text:p>
                </table:table-cell>
                <table:table-cell table:style-name="TableCell547">
                  <text:p text:style-name="P548"/>
                </table:table-cell>
              </table:table-row>
              <table:table-row table:style-name="TableRow549">
                <table:table-cell table:style-name="TableCell550">
                  <text:p text:style-name="P551">2. El Cajero introduce la petición del Cliente Mayorista</text:p>
                </table:table-cell>
                <table:table-cell table:style-name="TableCell552">
                  <text:p text:style-name="P553"/>
                </table:table-cell>
              </table:table-row>
              <table:table-row table:style-name="TableRow554">
                <table:table-cell table:style-name="TableCell555">
                  <text:p text:style-name="P556"/>
                </table:table-cell>
                <table:table-cell table:style-name="TableCell557">
                  <text:p text:style-name="P558">3. El Sistema aplica el crédito hasta que el precio <text:s/>= 0, y reduce el crédito que queda.<text:s/></text:p>
                </table:table-cell>
              </table:table-row>
            </table:table>
            <text:p text:style-name="P559"/>
          </table:table-cell>
          <table:covered-table-cell/>
        </table:table-row>
        <table:table-row table:style-name="TableRow560">
          <table:table-cell table:style-name="TableCell561" table:number-columns-spanned="2">
            <table:table table:style-name="Table562">
              <table:table-columns>
                <table:table-column table:style-name="TableColumn563"/>
                <table:table-column table:style-name="TableColumn564"/>
              </table:table-columns>
              <table:table-row table:style-name="TableRow565">
                <table:table-cell table:style-name="TableCell566" table:number-columns-spanned="2">
                  <text:p text:style-name="P567">7.a El Cliente Mayorista dice que su intención era pagar<text:s/>en efectivo pero que no tiene suficiente<text:s/></text:p>
                </table:table-cell>
                <table:covered-table-cell/>
              </table:table-row>
              <table:table-row table:style-name="TableRow568">
                <table:table-cell table:style-name="TableCell569">
                  <text:p text:style-name="P570">1. El Cliente Mayorista utiliza un pago alternativo</text:p>
                </table:table-cell>
                <table:table-cell table:style-name="TableCell571">
                  <text:p text:style-name="P572"/>
                </table:table-cell>
              </table:table-row>
            </table:table>
            <text:p text:style-name="P573"/>
          </table:table-cell>
          <table:covered-table-cell/>
        </table:table-row>
        <table:table-row table:style-name="TableRow574">
          <table:table-cell table:style-name="TableCell575" table:number-columns-spanned="2">
            <table:table table:style-name="Table576">
              <table:table-columns>
                <table:table-column table:style-name="TableColumn577"/>
                <table:table-column table:style-name="TableColumn578"/>
              </table:table-columns>
              <table:table-row table:style-name="TableRow579">
                <table:table-cell table:style-name="TableCell580" table:number-columns-spanned="2">
                  <text:p text:style-name="P581">7.a.1.a El Cliente Mayorista dice que su intención era pagar en efectivo pero que no tiene suficiente</text:p>
                </table:table-cell>
                <table:covered-table-cell/>
              </table:table-row>
              <table:table-row table:style-name="TableRow582">
                <table:table-cell table:style-name="TableCell583">
                  <text:p text:style-name="P584">1. El Cliente Mayorista le dice al Cajero que cancele<text:s/>la Venta mayorista</text:p>
                </table:table-cell>
                <table:table-cell table:style-name="TableCell585">
                  <text:p text:style-name="P586"/>
                </table:table-cell>
              </table:table-row>
              <table:table-row table:style-name="TableRow587">
                <table:table-cell table:style-name="TableCell588">
                  <text:p text:style-name="P589">2. El Cajero cancela la Venta mayorista</text:p>
                </table:table-cell>
                <table:table-cell table:style-name="TableCell590">
                  <text:p text:style-name="P591"/>
                </table:table-cell>
              </table:table-row>
              <table:table-row table:style-name="TableRow592">
                <table:table-cell table:style-name="TableCell593">
                  <text:p text:style-name="P594"/>
                </table:table-cell>
                <table:table-cell table:style-name="TableCell595">
                  <text:p text:style-name="P596">3. El Sistema cancela la Venta mayorista</text:p>
                </table:table-cell>
              </table:table-row>
            </table:table>
            <text:p text:style-name="P597"/>
          </table:table-cell>
          <table:covered-table-cell/>
        </table:table-row>
        <table:table-row table:style-name="TableRow598">
          <table:table-cell table:style-name="TableCell599" table:number-columns-spanned="2">
            <text:p text:style-name="P600"/>
          </table:table-cell>
          <table:covered-table-cell/>
        </table:table-row>
        <table:table-row table:style-name="TableRow601">
          <table:table-cell table:style-name="TableCell602" table:number-columns-spanned="2">
            <text:p text:style-name="P603"/>
          </table:table-cell>
          <table:covered-table-cell/>
        </table:table-row>
        <table:table-row table:style-name="TableRow604">
          <table:table-cell table:style-name="TableCell605" table:number-columns-spanned="2">
            <table:table table:style-name="Table606">
              <table:table-columns>
                <table:table-column table:style-name="TableColumn607"/>
                <table:table-column table:style-name="TableColumn608"/>
              </table:table-columns>
              <table:table-row table:style-name="TableRow609">
                <table:table-cell table:style-name="TableCell610" table:number-columns-spanned="2">
                  <text:p text:style-name="P611">8.a Pago en efectivo</text:p>
                </table:table-cell>
                <table:covered-table-cell/>
              </table:table-row>
              <table:table-row table:style-name="TableRow612">
                <table:table-cell table:style-name="TableCell613">
                  <text:p text:style-name="P614">1. <text:s/>El Cajero introduce la cantidad de dinero en efectivo entregada</text:p>
                </table:table-cell>
                <table:table-cell table:style-name="TableCell615">
                  <text:p text:style-name="P616"/>
                </table:table-cell>
              </table:table-row>
              <table:table-row table:style-name="TableRow617">
                <table:table-cell table:style-name="TableCell618">
                  <text:p text:style-name="P619"/>
                </table:table-cell>
                <table:table-cell table:style-name="TableCell620">
                  <text:p text:style-name="P621">2. El Sistema muestra la cantidad de dinero a<text:s/>devolver y abre el cajón de caja</text:p>
                </table:table-cell>
              </table:table-row>
              <table:table-row table:style-name="TableRow622">
                <table:table-cell table:style-name="TableCell623">
                  <text:p text:style-name="P624">3. El Cajero deposita el dinero entregado y devuelve el cambio al Cliente Mayorista</text:p>
                </table:table-cell>
                <table:table-cell table:style-name="TableCell625">
                  <text:p text:style-name="P626"/>
                </table:table-cell>
              </table:table-row>
              <table:table-row table:style-name="TableRow627">
                <table:table-cell table:style-name="TableCell628">
                  <text:p text:style-name="P629"/>
                </table:table-cell>
                <table:table-cell table:style-name="TableCell630">
                  <text:p text:style-name="P631">4. El Sistema registra el pago en efectivo</text:p>
                </table:table-cell>
              </table:table-row>
            </table:table>
            <text:p text:style-name="P632"/>
          </table:table-cell>
          <table:covered-table-cell/>
        </table:table-row>
        <table:table-row table:style-name="TableRow633">
          <table:table-cell table:style-name="TableCell634" table:number-columns-spanned="2">
            <table:table table:style-name="Table635">
              <table:table-columns>
                <table:table-column table:style-name="TableColumn636"/>
                <table:table-column table:style-name="TableColumn637"/>
              </table:table-columns>
              <table:table-row table:style-name="TableRow638">
                <table:table-cell table:style-name="TableCell639" table:number-columns-spanned="2">
                  <text:p text:style-name="P640">8.b Pago a Crédito</text:p>
                </table:table-cell>
                <table:covered-table-cell/>
              </table:table-row>
              <table:table-row table:style-name="TableRow641">
                <table:table-cell table:style-name="TableCell642">
                  <text:p text:style-name="P643">1. El Cliente Mayorista introduce su información de su cuenta de<text:s/>crédito</text:p>
                </table:table-cell>
                <table:table-cell table:style-name="TableCell644">
                  <text:p text:style-name="P645"/>
                </table:table-cell>
              </table:table-row>
              <table:table-row table:style-name="TableRow646">
                <table:table-cell table:style-name="TableCell647">
                  <text:p text:style-name="P648"/>
                </table:table-cell>
                <table:table-cell table:style-name="TableCell649">
                  <text:p text:style-name="P650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651">
                <table:table-cell table:style-name="TableCell652">
                  <text:p text:style-name="P653"/>
                </table:table-cell>
                <table:table-cell table:style-name="TableCell654">
                  <text:p text:style-name="P655">3. El Sistema recibe la notificación del pago y lo notifica al Cajero</text:p>
                </table:table-cell>
              </table:table-row>
              <table:table-row table:style-name="TableRow656">
                <table:table-cell table:style-name="TableCell657">
                  <text:p text:style-name="P658"/>
                </table:table-cell>
                <table:table-cell table:style-name="TableCell659">
                  <text:p text:style-name="P660">4. El Sistema registra<text:s/>el pago a crédito, que incluye la aprobación del pago</text:p>
                </table:table-cell>
              </table:table-row>
              <table:table-row table:style-name="TableRow661">
                <table:table-cell table:style-name="TableCell662">
                  <text:p text:style-name="P663"/>
                </table:table-cell>
                <table:table-cell table:style-name="TableCell664">
                  <text:p text:style-name="P665">5. El Sistema presenta el mecanismo de entrada para la firma del pago a crédito</text:p>
                </table:table-cell>
              </table:table-row>
              <table:table-row table:style-name="TableRow666">
                <table:table-cell table:style-name="TableCell667">
                  <text:p text:style-name="P668">6. El Cajero le pide al Cliente Mayorista que firme el pago a crédito, El Cliente Mayorista introduce la firma</text:p>
                </table:table-cell>
                <table:table-cell table:style-name="TableCell669">
                  <text:p text:style-name="P670"/>
                </table:table-cell>
              </table:table-row>
            </table:table>
            <text:p text:style-name="P671"/>
          </table:table-cell>
          <table:covered-table-cell/>
        </table:table-row>
        <table:table-row table:style-name="TableRow672">
          <table:table-cell table:style-name="TableCell673" table:number-columns-spanned="2">
            <table:table table:style-name="Table674">
              <table:table-columns>
                <table:table-column table:style-name="TableColumn675"/>
                <table:table-column table:style-name="TableColumn676"/>
              </table:table-columns>
              <table:table-row table:style-name="TableRow677">
                <table:table-cell table:style-name="TableCell678" table:number-columns-spanned="2">
                  <text:p text:style-name="P679">8.b.2.a El Sistema detecta un fallo en la colaboración con el sistema externo</text:p>
                </table:table-cell>
                <table:covered-table-cell/>
              </table:table-row>
              <table:table-row table:style-name="TableRow680">
                <table:table-cell table:style-name="TableCell681">
                  <text:p text:style-name="P682"/>
                </table:table-cell>
                <table:table-cell table:style-name="TableCell683">
                  <text:p text:style-name="P684">1. El Sistema señala el error al Cajero</text:p>
                </table:table-cell>
              </table:table-row>
              <table:table-row table:style-name="TableRow685">
                <table:table-cell table:style-name="TableCell686">
                  <text:p text:style-name="P687">2. El Cajero le pide al Cliente Mayorista un modo de pago alternativo</text:p>
                </table:table-cell>
                <table:table-cell table:style-name="TableCell688">
                  <text:p text:style-name="P689"/>
                </table:table-cell>
              </table:table-row>
            </table:table>
            <text:p text:style-name="P690"/>
          </table:table-cell>
          <table:covered-table-cell/>
        </table:table-row>
        <table:table-row table:style-name="TableRow691">
          <table:table-cell table:style-name="TableCell692" table:number-columns-spanned="2">
            <table:table table:style-name="Table693">
              <table:table-columns>
                <table:table-column table:style-name="TableColumn694"/>
                <table:table-column table:style-name="TableColumn695"/>
              </table:table-columns>
              <table:table-row table:style-name="TableRow696">
                <table:table-cell table:style-name="TableCell697" table:number-columns-spanned="2">
                  <text:p text:style-name="P698">8.b.3.a El Sistema recibe la denegación del pago</text:p>
                </table:table-cell>
                <table:covered-table-cell/>
              </table:table-row>
              <table:table-row table:style-name="TableRow699">
                <table:table-cell table:style-name="TableCell700">
                  <text:p text:style-name="P701"/>
                </table:table-cell>
                <table:table-cell table:style-name="TableCell702">
                  <text:p text:style-name="P703">1. El<text:s/>Sistema señala la denegación al Cajero</text:p>
                </table:table-cell>
              </table:table-row>
              <table:table-row table:style-name="TableRow704">
                <table:table-cell table:style-name="TableCell705">
                  <text:p text:style-name="P706">2. El Cajero pide al cliente un modo de pago alternativo</text:p>
                </table:table-cell>
                <table:table-cell table:style-name="TableCell707">
                  <text:p text:style-name="P708"/>
                </table:table-cell>
              </table:table-row>
            </table:table>
            <text:p text:style-name="P709"/>
          </table:table-cell>
          <table:covered-table-cell/>
        </table:table-row>
        <table:table-row table:style-name="TableRow710">
          <table:table-cell table:style-name="TableCell711" table:number-columns-spanned="2">
            <table:table table:style-name="Table712">
              <table:table-columns>
                <table:table-column table:style-name="TableColumn713"/>
                <table:table-column table:style-name="TableColumn714"/>
              </table:table-columns>
              <table:table-row table:style-name="TableRow715">
                <table:table-cell table:style-name="TableCell716" table:number-columns-spanned="2">
                  <text:soft-page-break/>
                  <text:p text:style-name="P717">8.c Pago con Cheque</text:p>
                </table:table-cell>
                <table:covered-table-cell/>
              </table:table-row>
              <table:table-row table:style-name="TableRow718">
                <table:table-cell table:style-name="TableCell719">
                  <text:p text:style-name="P720">1. El Cliente Mayorista introduce su información de su cuenta de cheque</text:p>
                </table:table-cell>
                <table:table-cell table:style-name="TableCell721">
                  <text:p text:style-name="P722"/>
                </table:table-cell>
              </table:table-row>
              <table:table-row table:style-name="TableRow723">
                <table:table-cell table:style-name="TableCell724">
                  <text:p text:style-name="P725"/>
                </table:table-cell>
                <table:table-cell table:style-name="TableCell726">
                  <text:p text:style-name="P727">2. El Sistema envía la petición de autorización del pago al<text:s/>Sistema externo de Servicio de Autorización de Pagos, y solicita la aprobación del pago</text:p>
                </table:table-cell>
              </table:table-row>
              <table:table-row table:style-name="TableRow728">
                <table:table-cell table:style-name="TableCell729">
                  <text:p text:style-name="P730"/>
                </table:table-cell>
                <table:table-cell table:style-name="TableCell731">
                  <text:p text:style-name="P732">3. El Sistema recibe la notificación del pago y lo notifica al Cajero</text:p>
                </table:table-cell>
              </table:table-row>
              <table:table-row table:style-name="TableRow733">
                <table:table-cell table:style-name="TableCell734">
                  <text:p text:style-name="P735"/>
                </table:table-cell>
                <table:table-cell table:style-name="TableCell736">
                  <text:p text:style-name="P737">4. El Sistema registra el pago con cheque, que incluye la aprobación del pago</text:p>
                </table:table-cell>
              </table:table-row>
              <table:table-row table:style-name="TableRow738">
                <table:table-cell table:style-name="TableCell739">
                  <text:p text:style-name="P740"/>
                </table:table-cell>
                <table:table-cell table:style-name="TableCell741">
                  <text:p text:style-name="P742">5. El Sistema<text:s/>presenta el mecanismo de entrada para la firma del pago con cheque</text:p>
                </table:table-cell>
              </table:table-row>
              <table:table-row table:style-name="TableRow743">
                <table:table-cell table:style-name="TableCell744">
                  <text:p text:style-name="P745">6. El Cajero le pide al Cliente Mayorista que firme el pago con cheque, El Cliente Mayorista introduce la firma</text:p>
                </table:table-cell>
                <table:table-cell table:style-name="TableCell746">
                  <text:p text:style-name="P747"/>
                </table:table-cell>
              </table:table-row>
            </table:table>
            <text:p text:style-name="P748"/>
          </table:table-cell>
          <table:covered-table-cell/>
        </table:table-row>
        <table:table-row table:style-name="TableRow749">
          <table:table-cell table:style-name="TableCell750" table:number-columns-spanned="2">
            <table:table table:style-name="Table751">
              <table:table-columns>
                <table:table-column table:style-name="TableColumn752"/>
                <table:table-column table:style-name="TableColumn753"/>
              </table:table-columns>
              <table:table-row table:style-name="TableRow754">
                <table:table-cell table:style-name="TableCell755" table:number-columns-spanned="2">
                  <text:p text:style-name="P756">8.d Pago a Cuenta</text:p>
                </table:table-cell>
                <table:covered-table-cell/>
              </table:table-row>
              <table:table-row table:style-name="TableRow757">
                <table:table-cell table:style-name="TableCell758">
                  <text:p text:style-name="P759">1. El Cliente Mayorista introduce su información de<text:s/>su cuenta<text:s/></text:p>
                </table:table-cell>
                <table:table-cell table:style-name="TableCell760">
                  <text:p text:style-name="P761"/>
                </table:table-cell>
              </table:table-row>
              <table:table-row table:style-name="TableRow762">
                <table:table-cell table:style-name="TableCell763">
                  <text:p text:style-name="P764"/>
                </table:table-cell>
                <table:table-cell table:style-name="TableCell765">
                  <text:p text:style-name="P766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67">
                <table:table-cell table:style-name="TableCell768">
                  <text:p text:style-name="P769"/>
                </table:table-cell>
                <table:table-cell table:style-name="TableCell770">
                  <text:p text:style-name="P771">3. El Sistema recibe la notificación del pago y lo notifica al Cajero</text:p>
                </table:table-cell>
              </table:table-row>
              <table:table-row table:style-name="TableRow772">
                <table:table-cell table:style-name="TableCell773">
                  <text:p text:style-name="P774"/>
                </table:table-cell>
                <table:table-cell table:style-name="TableCell775">
                  <text:p text:style-name="P776">4. El Sistema<text:s/>registra el pago a cuenta, que incluye la aprobación del pago</text:p>
                </table:table-cell>
              </table:table-row>
              <table:table-row table:style-name="TableRow777">
                <table:table-cell table:style-name="TableCell778">
                  <text:p text:style-name="P779"/>
                </table:table-cell>
                <table:table-cell table:style-name="TableCell780">
                  <text:p text:style-name="P781">5. El Sistema presenta el mecanismo de entrada para la firma del pago a cuenta</text:p>
                </table:table-cell>
              </table:table-row>
              <table:table-row table:style-name="TableRow782">
                <table:table-cell table:style-name="TableCell783">
                  <text:p text:style-name="P784">6. El Cajero le pide al Cliente Mayorista que firme el pago a cuenta, El Cliente Mayorista introduce la firma</text:p>
                </table:table-cell>
                <table:table-cell table:style-name="TableCell785">
                  <text:p text:style-name="P786"/>
                </table:table-cell>
              </table:table-row>
            </table:table>
            <text:p text:style-name="P787"/>
          </table:table-cell>
          <table:covered-table-cell/>
        </table:table-row>
        <table:table-row table:style-name="TableRow788">
          <table:table-cell table:style-name="TableCell789" table:number-columns-spanned="2">
            <table:table table:style-name="Table790">
              <table:table-columns>
                <table:table-column table:style-name="TableColumn791"/>
                <table:table-column table:style-name="TableColumn792"/>
              </table:table-columns>
              <table:table-row table:style-name="TableRow793">
                <table:table-cell table:style-name="TableCell794" table:number-columns-spanned="2">
                  <text:p text:style-name="P795">8.e El Cliente Mayorista presenta cupones</text:p>
                  <text:p text:style-name="P796">Antes de Gestionar el pago</text:p>
                </table:table-cell>
                <table:covered-table-cell/>
              </table:table-row>
              <table:table-row table:style-name="TableRow797">
                <table:table-cell table:style-name="TableCell798">
                  <text:p text:style-name="P799">1. El Cajero recoge cada cupón e introduce el código de cada uno<text:s/></text:p>
                </table:table-cell>
                <table:table-cell table:style-name="TableCell800">
                  <text:p text:style-name="P801"/>
                </table:table-cell>
              </table:table-row>
              <table:table-row table:style-name="TableRow802">
                <table:table-cell table:style-name="TableCell803">
                  <text:p text:style-name="P804"/>
                </table:table-cell>
                <table:table-cell table:style-name="TableCell805">
                  <text:p text:style-name="P806">2. El Sistema reduce el pago como sea oportuno</text:p>
                </table:table-cell>
              </table:table-row>
              <table:table-row table:style-name="TableRow807">
                <table:table-cell table:style-name="TableCell808">
                  <text:p text:style-name="P809"/>
                </table:table-cell>
                <table:table-cell table:style-name="TableCell810">
                  <text:p text:style-name="P811">3. El sistema registra los cupones utilizados por razones de<text:s/>contabilidad</text:p>
                </table:table-cell>
              </table:table-row>
            </table:table>
            <text:p text:style-name="P812"/>
          </table:table-cell>
          <table:covered-table-cell/>
        </table:table-row>
        <table:table-row table:style-name="TableRow813">
          <table:table-cell table:style-name="TableCell814" table:number-columns-spanned="2">
            <table:table table:style-name="Table815">
              <table:table-columns>
                <table:table-column table:style-name="TableColumn816"/>
                <table:table-column table:style-name="TableColumn817"/>
              </table:table-columns>
              <table:table-row table:style-name="TableRow818">
                <table:table-cell table:style-name="TableCell819" table:number-columns-spanned="2">
                  <text:p text:style-name="P820">8.e.1.a El Cupón introducido no es válido para ninguno de los artículos comprados</text:p>
                </table:table-cell>
                <table:covered-table-cell/>
              </table:table-row>
              <table:table-row table:style-name="TableRow821">
                <table:table-cell table:style-name="TableCell822">
                  <text:p text:style-name="P823"/>
                </table:table-cell>
                <table:table-cell table:style-name="TableCell824">
                  <text:p text:style-name="P825">1. El Sistema señala error al Cajero</text:p>
                </table:table-cell>
              </table:table-row>
            </table:table>
            <text:p text:style-name="P826"/>
          </table:table-cell>
          <table:covered-table-cell/>
        </table:table-row>
        <table:table-row table:style-name="TableRow827">
          <table:table-cell table:style-name="TableCell828" table:number-columns-spanned="2">
            <table:table table:style-name="Table829">
              <table:table-columns>
                <table:table-column table:style-name="TableColumn830"/>
                <table:table-column table:style-name="TableColumn831"/>
              </table:table-columns>
              <table:table-row table:style-name="TableRow832">
                <table:table-cell table:style-name="TableCell833" table:number-columns-spanned="2">
                  <text:p text:style-name="P834">10.a Hay rebajas en los artículos</text:p>
                </table:table-cell>
                <table:covered-table-cell/>
              </table:table-row>
              <table:table-row table:style-name="TableRow835">
                <table:table-cell table:style-name="TableCell836">
                  <text:p text:style-name="P837"/>
                </table:table-cell>
                <table:table-cell table:style-name="TableCell838">
                  <text:p text:style-name="P839">1. El Sistema presenta los formularios de rebaja y los recibos de descuento para<text:s/>cada artículo con una rebaja</text:p>
                </table:table-cell>
              </table:table-row>
            </table:table>
            <text:p text:style-name="P840"/>
          </table:table-cell>
          <table:covered-table-cell/>
        </table:table-row>
        <table:table-row table:style-name="TableRow841">
          <table:table-cell table:style-name="TableCell842" table:number-columns-spanned="2">
            <table:table table:style-name="Table843">
              <table:table-columns>
                <table:table-column table:style-name="TableColumn844"/>
                <table:table-column table:style-name="TableColumn845"/>
              </table:table-columns>
              <table:table-row table:style-name="TableRow846">
                <table:table-cell table:style-name="TableCell847" table:number-columns-spanned="2">
                  <text:p text:style-name="P848">10.b El Cliente Mayorista solicita un vale de regalo (sin precio visible)</text:p>
                </table:table-cell>
                <table:covered-table-cell/>
              </table:table-row>
              <table:table-row table:style-name="TableRow849">
                <table:table-cell table:style-name="TableCell850">
                  <text:p text:style-name="P851">1. El Cajero solicita un vale de regalo</text:p>
                </table:table-cell>
                <table:table-cell table:style-name="TableCell852">
                  <text:p text:style-name="P853"/>
                </table:table-cell>
              </table:table-row>
              <table:table-row table:style-name="TableRow854">
                <table:table-cell table:style-name="TableCell855">
                  <text:p text:style-name="P856"/>
                </table:table-cell>
                <table:table-cell table:style-name="TableCell857">
                  <text:p text:style-name="P858">2. El Sistema lo proporciona</text:p>
                </table:table-cell>
              </table:table-row>
            </table:table>
            <text:p text:style-name="P859"/>
          </table:table-cell>
          <table:covered-table-cell/>
        </table:table-row>
        <table:table-row table:style-name="TableRow860">
          <table:table-cell table:style-name="TableCell861" table:number-columns-spanned="2">
            <text:p text:style-name="P862"/>
          </table:table-cell>
          <table:covered-table-cell/>
        </table:table-row>
        <table:table-row table:style-name="TableRow863">
          <table:table-cell table:style-name="TableCell864" table:number-columns-spanned="2">
            <text:p text:style-name="P865">Observación: No contempla la venta Minorista, se analizara en un caso<text:s/>de uso “Procesar Venta Minorista (UC-02)”<text:s/></text:p>
          </table:table-cell>
          <table:covered-table-cell/>
        </table:table-row>
        <table:table-row table:style-name="TableRow866">
          <table:table-cell table:style-name="TableCell867" table:number-columns-spanned="2">
            <text:p text:style-name="TableContents"><text:span text:style-name="T868">Reglas de Negocio Asociadas:<text:s/></text:span><text:span text:style-name="T869">RF-01, RF-02, RF-03, RF-04, RF-07, RF-08, RF-09</text:span></text:p>
          </table:table-cell>
          <table:covered-table-cell/>
        </table:table-row>
        <table:table-row table:style-name="TableRow870">
          <table:table-cell table:style-name="TableCell871" table:number-columns-spanned="2">
            <text:p text:style-name="P872">Requerimientos no Funcionales Asociados:</text:p>
          </table:table-cell>
          <table:covered-table-cell/>
        </table:table-row>
        <table:table-row table:style-name="TableRow873">
          <table:table-cell table:style-name="TableCell874">
            <text:p text:style-name="P875">Fuente: Roberto Sueldo</text:p>
          </table:table-cell>
          <table:table-cell table:style-name="TableCell876">
            <text:p text:style-name="P877">Referencia Fuente: Trabajo Practico Integrador POO</text:p>
          </table:table-cell>
        </table:table-row>
        <table:table-row table:style-name="TableRow878">
          <table:table-cell table:style-name="TableCell879" table:number-columns-spanned="2">
            <text:p text:style-name="P880">Asociación de<text:s/>Extensión: Procesar Venta (UC-01)</text:p>
          </table:table-cell>
          <table:covered-table-cell/>
        </table:table-row>
        <table:table-row table:style-name="TableRow881">
          <table:table-cell table:style-name="TableCell882" table:number-columns-spanned="2">
            <text:p text:style-name="P883">Asociación de Inclusión: Ajustar Stock Góndola (UC-05)</text:p>
          </table:table-cell>
          <table:covered-table-cell/>
        </table:table-row>
        <table:table-row table:style-name="TableRow884">
          <table:table-cell table:style-name="TableCell885" table:number-columns-spanned="2">
            <text:p text:style-name="P886">Caso de Uso donde se incluye: Ninguno</text:p>
          </table:table-cell>
          <table:covered-table-cell/>
        </table:table-row>
        <table:table-row table:style-name="TableRow887">
          <table:table-cell table:style-name="TableCell888" table:number-columns-spanned="2">
            <text:p text:style-name="P889">Caso de Uso al que extiende: Ninguno</text:p>
          </table:table-cell>
          <table:covered-table-cell/>
        </table:table-row>
        <table:table-row table:style-name="TableRow890">
          <table:table-cell table:style-name="TableCell891" table:number-columns-spanned="2">
            <text:p text:style-name="P892">Caso de Uso de generalización: Ninguno</text:p>
          </table:table-cell>
          <table:covered-table-cell/>
        </table:table-row>
        <table:table-row table:style-name="TableRow893">
          <table:table-cell table:style-name="TableCell894" table:number-columns-spanned="2">
            <text:p text:style-name="P895">Historia de cambios</text:p>
          </table:table-cell>
          <table:covered-table-cell/>
        </table:table-row>
      </table:table>
      <text:p text:style-name="P896"/>
      <table:table table:style-name="Table897">
        <table:table-columns>
          <table:table-column table:style-name="TableColumn898"/>
          <table:table-column table:style-name="TableColumn899"/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p text:style-name="P904">Versión</text:p>
          </table:table-cell>
          <table:table-cell table:style-name="TableCell905">
            <text:p text:style-name="P906">Fecha</text:p>
          </table:table-cell>
          <table:table-cell table:style-name="TableCell907">
            <text:p text:style-name="P908">Autor</text:p>
          </table:table-cell>
          <table:table-cell table:style-name="TableCell909">
            <text:p text:style-name="P910">Descripción de Cambio</text:p>
          </table:table-cell>
        </table:table-row>
        <table:table-row table:style-name="TableRow911">
          <table:table-cell table:style-name="TableCell912">
            <text:p text:style-name="P913">1.0</text:p>
          </table:table-cell>
          <table:table-cell table:style-name="TableCell914">
            <text:p text:style-name="P915">11/07/2015</text:p>
          </table:table-cell>
          <table:table-cell table:style-name="TableCell916">
            <text:p text:style-name="P917">Betancur Damián Ariel</text:p>
          </table:table-cell>
          <table:table-cell table:style-name="TableCell918">
            <text:p text:style-name="P919">Inicio del caso de uso</text:p>
          </table:table-cell>
        </table:table-row>
        <table:table-row table:style-name="TableRow920">
          <table:table-cell table:style-name="TableCell921">
            <text:p text:style-name="P922">1.0</text:p>
          </table:table-cell>
          <table:table-cell table:style-name="TableCell923">
            <text:p text:style-name="P924">15/07/2015</text:p>
          </table:table-cell>
          <table:table-cell table:style-name="TableCell925">
            <text:p text:style-name="P926">Betancur Damián Ariel</text:p>
          </table:table-cell>
          <table:table-cell table:style-name="TableCell927">
            <text:p text:style-name="P928"><text:span text:style-name="T929">Extensión del Caso de Uso<text:s/></text:span><text:span text:style-name="T930">“Procesar Venta (UC-01)”</text:span></text:p>
          </table:table-cell>
        </table:table-row>
        <table:table-row table:style-name="TableRow931">
          <table:table-cell table:style-name="TableCell932">
            <text:p text:style-name="P933">1.0</text:p>
          </table:table-cell>
          <table:table-cell table:style-name="TableCell934">
            <text:p text:style-name="P935">15/07/2015</text:p>
          </table:table-cell>
          <table:table-cell table:style-name="TableCell936">
            <text:p text:style-name="P937">Betancur Damián Ariel</text:p>
          </table:table-cell>
          <table:table-cell table:style-name="TableCell938">
            <text:p text:style-name="P939"><text:span text:style-name="T940">Relación con caso de uso<text:s/></text:span><text:span text:style-name="T941">“Ajustar Stock<text:s/></text:span><text:span text:style-name="T942">Góndola (UC-05)”</text:span></text:p>
          </table:table-cell>
        </table:table-row>
        <table:table-row table:style-name="TableRow943">
          <table:table-cell table:style-name="TableCell944">
            <text:p text:style-name="P945">1.0</text:p>
          </table:table-cell>
          <table:table-cell table:style-name="TableCell946">
            <text:p text:style-name="P947">15/07/2015</text:p>
          </table:table-cell>
          <table:table-cell table:style-name="TableCell948">
            <text:p text:style-name="P949">Betancur Damián Ariel</text:p>
          </table:table-cell>
          <table:table-cell table:style-name="TableCell950">
            <text:p text:style-name="P951">Identificación de Requisitos Funcionales</text:p>
          </table:table-cell>
        </table:table-row>
        <table:table-row table:style-name="TableRow952">
          <table:table-cell table:style-name="TableCell953">
            <text:p text:style-name="P954">1.0</text:p>
          </table:table-cell>
          <table:table-cell table:style-name="TableCell955">
            <text:p text:style-name="P956">15/07/2015</text:p>
          </table:table-cell>
          <table:table-cell table:style-name="TableCell957">
            <text:p text:style-name="P958">Betancur Damián Ariel</text:p>
          </table:table-cell>
          <table:table-cell table:style-name="TableCell959">
            <text:p text:style-name="P960">Identificación de Reglas de Negocio</text:p>
          </table:table-cell>
        </table:table-row>
        <table:table-row table:style-name="TableRow961">
          <table:table-cell table:style-name="TableCell962">
            <text:p text:style-name="P963">1.0</text:p>
          </table:table-cell>
          <table:table-cell table:style-name="TableCell964">
            <text:p text:style-name="P965">00/07/2015</text:p>
          </table:table-cell>
          <table:table-cell table:style-name="TableCell966">
            <text:p text:style-name="P967">Betancur Damián Ariel</text:p>
          </table:table-cell>
          <table:table-cell table:style-name="TableCell968">
            <text:p text:style-name="P969">Diagrama de Secuencia del Sistema (DSS)</text:p>
          </table:table-cell>
        </table:table-row>
        <table:table-row table:style-name="TableRow970">
          <table:table-cell table:style-name="TableCell971">
            <text:p text:style-name="P972">1.0</text:p>
          </table:table-cell>
          <table:table-cell table:style-name="TableCell973">
            <text:p text:style-name="P974">00/07/2015</text:p>
          </table:table-cell>
          <table:table-cell table:style-name="TableCell975">
            <text:p text:style-name="P976">Betancur Damián Ariel</text:p>
          </table:table-cell>
          <table:table-cell table:style-name="TableCell977">
            <text:p text:style-name="P978">Codificación del caso de uso, asociación de requisitos y reglas del negocio</text:p>
          </table:table-cell>
        </table:table-row>
      </table:table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6.18611in" svg:height="4.08958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0288" draw:id="id1" draw:style-name="a1" draw:name="Object 1" text:anchor-type="as-char" svg:x="0in" svg:y="0in" svg:width="6.18611in" svg:height="2.67292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59:00Z</dc:date>
    <meta:print-date>2014-11-21T17:11:00Z</meta:print-date>
    <meta:template xlink:href="Normal" xlink:type="simple"/>
    <meta:editing-cycles>170</meta:editing-cycles>
    <meta:editing-duration>PT59940S</meta:editing-duration>
    <meta:document-statistic meta:page-count="7" meta:paragraph-count="25" meta:word-count="1939" meta:character-count="12583" meta:row-count="88" meta:non-whitespace-character-count="10669"/>
  </office:meta>
</office:document-meta>
</file>